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Source 1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Source 2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Source 3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VERAGED</text:p>
          </table:table-cell>
          <table:covered-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number-columns-repeated="2"/>
        </table:table-row>
        <table:table-row table:style-name="ro1">
          <table:table-cell office:value-type="float" office:value="4.5458" calcext:value-type="float">
            <text:p>4.5458</text:p>
          </table:table-cell>
          <table:table-cell table:formula="of:=[.A3]/[.$J$3]" office:value-type="float" office:value="0.46983556065445" calcext:value-type="float">
            <text:p>0.46983556065445</text:p>
          </table:table-cell>
          <table:table-cell office:value-type="float" office:value="5.0731" calcext:value-type="float">
            <text:p>5.0731</text:p>
          </table:table-cell>
          <table:table-cell table:formula="of:=[.C3]/[.$J$3]" office:value-type="float" office:value="0.524335162733972" calcext:value-type="float">
            <text:p>0.524335162733972</text:p>
          </table:table-cell>
          <table:table-cell office:value-type="float" office:value="3.9673" calcext:value-type="float">
            <text:p>3.9673</text:p>
          </table:table-cell>
          <table:table-cell table:formula="of:=[.E3]/[.$J$3]" office:value-type="float" office:value="0.41004413299846" calcext:value-type="float">
            <text:p>0.41004413299846</text:p>
          </table:table-cell>
          <table:table-cell table:formula="of:=AVERAGE([.B3];[.D3];[.F3])" office:value-type="float" office:value="0.468071618795627" calcext:value-type="float">
            <text:p>0.468071618795627</text:p>
          </table:table-cell>
          <table:table-cell table:formula="of:=AVERAGE([.B3];[.D3];[.F3])" office:value-type="float" office:value="0.468071618795627" calcext:value-type="float">
            <text:p>0.468071618795627</text:p>
          </table:table-cell>
          <table:table-cell table:style-name="ce4" office:value-type="string" calcext:value-type="string">
            <text:p>U_ref</text:p>
          </table:table-cell>
          <table:table-cell table:style-name="ce5" office:value-type="float" office:value="9.6753" calcext:value-type="float">
            <text:p>9.6753</text:p>
          </table:table-cell>
        </table:table-row>
        <table:table-row table:style-name="ro1">
          <table:table-cell office:value-type="float" office:value="4.5677" calcext:value-type="float">
            <text:p>4.5677</text:p>
          </table:table-cell>
          <table:table-cell table:formula="of:=[.A4]/[.$J$3]" office:value-type="float" office:value="0.47209905636001" calcext:value-type="float">
            <text:p>0.47209905636001</text:p>
          </table:table-cell>
          <table:table-cell office:value-type="float" office:value="5.0944" calcext:value-type="float">
            <text:p>5.0944</text:p>
          </table:table-cell>
          <table:table-cell table:formula="of:=[.C4]/[.$J$3]" office:value-type="float" office:value="0.526536644858557" calcext:value-type="float">
            <text:p>0.526536644858557</text:p>
          </table:table-cell>
          <table:table-cell office:value-type="float" office:value="3.9894" calcext:value-type="float">
            <text:p>3.9894</text:p>
          </table:table-cell>
          <table:table-cell table:formula="of:=[.E4]/[.$J$3]" office:value-type="float" office:value="0.412328299897678" calcext:value-type="float">
            <text:p>0.412328299897678</text:p>
          </table:table-cell>
          <table:table-cell table:formula="of:=AVERAGE([.B4];[.D4];[.F4])" office:value-type="float" office:value="0.470321333705415" calcext:value-type="float">
            <text:p>0.470321333705415</text:p>
          </table:table-cell>
          <table:table-cell table:formula="of:=AVERAGE([.B4];[.D4];[.F4])" office:value-type="float" office:value="0.470321333705415" calcext:value-type="float">
            <text:p>0.470321333705415</text:p>
          </table:table-cell>
          <table:table-cell table:number-columns-repeated="2"/>
        </table:table-row>
        <table:table-row table:style-name="ro1">
          <table:table-cell office:value-type="float" office:value="4.5895" calcext:value-type="float">
            <text:p>4.5895</text:p>
          </table:table-cell>
          <table:table-cell table:formula="of:=[.A5]/[.$J$3]" office:value-type="float" office:value="0.47435221646874" calcext:value-type="float">
            <text:p>0.47435221646874</text:p>
          </table:table-cell>
          <table:table-cell office:value-type="float" office:value="5.117" calcext:value-type="float">
            <text:p>5.117</text:p>
          </table:table-cell>
          <table:table-cell table:formula="of:=[.C5]/[.$J$3]" office:value-type="float" office:value="0.52887248974192" calcext:value-type="float">
            <text:p>0.52887248974192</text:p>
          </table:table-cell>
          <table:table-cell office:value-type="float" office:value="4.0115" calcext:value-type="float">
            <text:p>4.0115</text:p>
          </table:table-cell>
          <table:table-cell table:formula="of:=[.E5]/[.$J$3]" office:value-type="float" office:value="0.414612466796895" calcext:value-type="float">
            <text:p>0.414612466796895</text:p>
          </table:table-cell>
          <table:table-cell table:formula="of:=AVERAGE([.B5];[.D5];[.F5])" office:value-type="float" office:value="0.472612391002518" calcext:value-type="float">
            <text:p>0.472612391002518</text:p>
          </table:table-cell>
          <table:table-cell table:formula="of:=AVERAGE([.B5];[.D5];[.F5])" office:value-type="float" office:value="0.472612391002518" calcext:value-type="float">
            <text:p>0.472612391002518</text:p>
          </table:table-cell>
          <table:table-cell table:number-columns-repeated="2"/>
        </table:table-row>
        <table:table-row table:style-name="ro1">
          <table:table-cell office:value-type="float" office:value="4.6005" calcext:value-type="float">
            <text:p>4.6005</text:p>
          </table:table-cell>
          <table:table-cell table:formula="of:=[.A6]/[.$J$3]" office:value-type="float" office:value="0.475489132119934" calcext:value-type="float">
            <text:p>0.475489132119934</text:p>
          </table:table-cell>
          <table:table-cell office:value-type="float" office:value="5.1275" calcext:value-type="float">
            <text:p>5.1275</text:p>
          </table:table-cell>
          <table:table-cell table:formula="of:=[.C6]/[.$J$3]" office:value-type="float" office:value="0.529957727408969" calcext:value-type="float">
            <text:p>0.529957727408969</text:p>
          </table:table-cell>
          <table:table-cell office:value-type="float" office:value="4.0252" calcext:value-type="float">
            <text:p>4.0252</text:p>
          </table:table-cell>
          <table:table-cell table:formula="of:=[.E6]/[.$J$3]" office:value-type="float" office:value="0.416028443562473" calcext:value-type="float">
            <text:p>0.416028443562473</text:p>
          </table:table-cell>
          <table:table-cell table:formula="of:=AVERAGE([.B6];[.D6];[.F6])" office:value-type="float" office:value="0.473825101030459" calcext:value-type="float">
            <text:p>0.473825101030459</text:p>
          </table:table-cell>
          <table:table-cell table:formula="of:=AVERAGE([.B6];[.D6];[.F6])" office:value-type="float" office:value="0.473825101030459" calcext:value-type="float">
            <text:p>0.473825101030459</text:p>
          </table:table-cell>
          <table:table-cell table:number-columns-repeated="2"/>
        </table:table-row>
        <table:table-row table:style-name="ro1">
          <table:table-cell office:value-type="float" office:value="4.6006" calcext:value-type="float">
            <text:p>4.6006</text:p>
          </table:table-cell>
          <table:table-cell table:formula="of:=[.A7]/[.$J$3]" office:value-type="float" office:value="0.475499467716763" calcext:value-type="float">
            <text:p>0.475499467716763</text:p>
          </table:table-cell>
          <table:table-cell office:value-type="float" office:value="5.1248" calcext:value-type="float">
            <text:p>5.1248</text:p>
          </table:table-cell>
          <table:table-cell table:formula="of:=[.C7]/[.$J$3]" office:value-type="float" office:value="0.529678666294585" calcext:value-type="float">
            <text:p>0.529678666294585</text:p>
          </table:table-cell>
          <table:table-cell office:value-type="float" office:value="4.0283" calcext:value-type="float">
            <text:p>4.0283</text:p>
          </table:table-cell>
          <table:table-cell table:formula="of:=[.E7]/[.$J$3]" office:value-type="float" office:value="0.416348847064174" calcext:value-type="float">
            <text:p>0.416348847064174</text:p>
          </table:table-cell>
          <table:table-cell table:formula="of:=AVERAGE([.B7];[.D7];[.F7])" office:value-type="float" office:value="0.473842327025174" calcext:value-type="float">
            <text:p>0.473842327025174</text:p>
          </table:table-cell>
          <table:table-cell table:formula="of:=AVERAGE([.B7];[.D7];[.F7])" office:value-type="float" office:value="0.473842327025174" calcext:value-type="float">
            <text:p>0.473842327025174</text:p>
          </table:table-cell>
          <table:table-cell table:number-columns-repeated="2"/>
        </table:table-row>
        <table:table-row table:style-name="ro1">
          <table:table-cell office:value-type="float" office:value="4.6008" calcext:value-type="float">
            <text:p>4.6008</text:p>
          </table:table-cell>
          <table:table-cell table:formula="of:=[.A8]/[.$J$3]" office:value-type="float" office:value="0.475520138910421" calcext:value-type="float">
            <text:p>0.475520138910421</text:p>
          </table:table-cell>
          <table:table-cell office:value-type="float" office:value="5.1221" calcext:value-type="float">
            <text:p>5.1221</text:p>
          </table:table-cell>
          <table:table-cell table:formula="of:=[.C8]/[.$J$3]" office:value-type="float" office:value="0.529399605180201" calcext:value-type="float">
            <text:p>0.529399605180201</text:p>
          </table:table-cell>
          <table:table-cell office:value-type="float" office:value="4.0311" calcext:value-type="float">
            <text:p>4.0311</text:p>
          </table:table-cell>
          <table:table-cell table:formula="of:=[.E8]/[.$J$3]" office:value-type="float" office:value="0.416638243775387" calcext:value-type="float">
            <text:p>0.416638243775387</text:p>
          </table:table-cell>
          <table:table-cell table:formula="of:=AVERAGE([.B8];[.D8];[.F8])" office:value-type="float" office:value="0.473852662622003" calcext:value-type="float">
            <text:p>0.473852662622003</text:p>
          </table:table-cell>
          <table:table-cell table:formula="of:=AVERAGE([.B8];[.D8];[.F8])" office:value-type="float" office:value="0.473852662622003" calcext:value-type="float">
            <text:p>0.473852662622003</text:p>
          </table:table-cell>
          <table:table-cell table:number-columns-repeated="2"/>
        </table:table-row>
        <table:table-row table:style-name="ro1">
          <table:table-cell office:value-type="float" office:value="4.6009" calcext:value-type="float">
            <text:p>4.6009</text:p>
          </table:table-cell>
          <table:table-cell table:formula="of:=[.A9]/[.$J$3]" office:value-type="float" office:value="0.47553047450725" calcext:value-type="float">
            <text:p>0.47553047450725</text:p>
          </table:table-cell>
          <table:table-cell office:value-type="float" office:value="5.1195" calcext:value-type="float">
            <text:p>5.1195</text:p>
          </table:table-cell>
          <table:table-cell table:formula="of:=[.C9]/[.$J$3]" office:value-type="float" office:value="0.529130879662646" calcext:value-type="float">
            <text:p>0.529130879662646</text:p>
          </table:table-cell>
          <table:table-cell office:value-type="float" office:value="4.034" calcext:value-type="float">
            <text:p>4.034</text:p>
          </table:table-cell>
          <table:table-cell table:formula="of:=[.E9]/[.$J$3]" office:value-type="float" office:value="0.416937976083429" calcext:value-type="float">
            <text:p>0.416937976083429</text:p>
          </table:table-cell>
          <table:table-cell table:formula="of:=AVERAGE([.B9];[.D9];[.F9])" office:value-type="float" office:value="0.473866443417775" calcext:value-type="float">
            <text:p>0.473866443417775</text:p>
          </table:table-cell>
          <table:table-cell table:formula="of:=AVERAGE([.B9];[.D9];[.F9])" office:value-type="float" office:value="0.473866443417775" calcext:value-type="float">
            <text:p>0.473866443417775</text:p>
          </table:table-cell>
          <table:table-cell table:number-columns-repeated="2"/>
        </table:table-row>
        <table:table-row table:style-name="ro1">
          <table:table-cell office:value-type="float" office:value="4.601" calcext:value-type="float">
            <text:p>4.601</text:p>
          </table:table-cell>
          <table:table-cell table:formula="of:=[.A10]/[.$J$3]" office:value-type="float" office:value="0.475540810104079" calcext:value-type="float">
            <text:p>0.475540810104079</text:p>
          </table:table-cell>
          <table:table-cell office:value-type="float" office:value="5.1168" calcext:value-type="float">
            <text:p>5.1168</text:p>
          </table:table-cell>
          <table:table-cell table:formula="of:=[.C10]/[.$J$3]" office:value-type="float" office:value="0.528851818548262" calcext:value-type="float">
            <text:p>0.528851818548262</text:p>
          </table:table-cell>
          <table:table-cell office:value-type="float" office:value="4.0368" calcext:value-type="float">
            <text:p>4.0368</text:p>
          </table:table-cell>
          <table:table-cell table:formula="of:=[.E10]/[.$J$3]" office:value-type="float" office:value="0.417227372794642" calcext:value-type="float">
            <text:p>0.417227372794642</text:p>
          </table:table-cell>
          <table:table-cell table:formula="of:=AVERAGE([.B10];[.D10];[.F10])" office:value-type="float" office:value="0.473873333815661" calcext:value-type="float">
            <text:p>0.473873333815661</text:p>
          </table:table-cell>
          <table:table-cell table:formula="of:=AVERAGE([.B10];[.D10];[.F10])" office:value-type="float" office:value="0.473873333815661" calcext:value-type="float">
            <text:p>0.473873333815661</text:p>
          </table:table-cell>
          <table:table-cell table:number-columns-repeated="2"/>
        </table:table-row>
        <table:table-row table:style-name="ro1">
          <table:table-cell office:value-type="float" office:value="4.6012" calcext:value-type="float">
            <text:p>4.6012</text:p>
          </table:table-cell>
          <table:table-cell table:formula="of:=[.A11]/[.$J$3]" office:value-type="float" office:value="0.475561481297738" calcext:value-type="float">
            <text:p>0.475561481297738</text:p>
          </table:table-cell>
          <table:table-cell office:value-type="float" office:value="5.1141" calcext:value-type="float">
            <text:p>5.1141</text:p>
          </table:table-cell>
          <table:table-cell table:formula="of:=[.C11]/[.$J$3]" office:value-type="float" office:value="0.528572757433878" calcext:value-type="float">
            <text:p>0.528572757433878</text:p>
          </table:table-cell>
          <table:table-cell office:value-type="float" office:value="4.0396" calcext:value-type="float">
            <text:p>4.0396</text:p>
          </table:table-cell>
          <table:table-cell table:formula="of:=[.E11]/[.$J$3]" office:value-type="float" office:value="0.417516769505855" calcext:value-type="float">
            <text:p>0.417516769505855</text:p>
          </table:table-cell>
          <table:table-cell table:formula="of:=AVERAGE([.B11];[.D11];[.F11])" office:value-type="float" office:value="0.47388366941249" calcext:value-type="float">
            <text:p>0.47388366941249</text:p>
          </table:table-cell>
          <table:table-cell table:formula="of:=AVERAGE([.B11];[.D11];[.F11])" office:value-type="float" office:value="0.47388366941249" calcext:value-type="float">
            <text:p>0.47388366941249</text:p>
          </table:table-cell>
          <table:table-cell table:number-columns-repeated="2"/>
        </table:table-row>
        <table:table-row table:style-name="ro1">
          <table:table-cell office:value-type="float" office:value="4.6013" calcext:value-type="float">
            <text:p>4.6013</text:p>
          </table:table-cell>
          <table:table-cell table:formula="of:=[.A12]/[.$J$3]" office:value-type="float" office:value="0.475571816894567" calcext:value-type="float">
            <text:p>0.475571816894567</text:p>
          </table:table-cell>
          <table:table-cell office:value-type="float" office:value="5.1088" calcext:value-type="float">
            <text:p>5.1088</text:p>
          </table:table-cell>
          <table:table-cell table:formula="of:=[.C12]/[.$J$3]" office:value-type="float" office:value="0.528024970801939" calcext:value-type="float">
            <text:p>0.528024970801939</text:p>
          </table:table-cell>
          <table:table-cell office:value-type="float" office:value="4.0425" calcext:value-type="float">
            <text:p>4.0425</text:p>
          </table:table-cell>
          <table:table-cell table:formula="of:=[.E12]/[.$J$3]" office:value-type="float" office:value="0.417816501813897" calcext:value-type="float">
            <text:p>0.417816501813897</text:p>
          </table:table-cell>
          <table:table-cell table:formula="of:=AVERAGE([.B12];[.D12];[.F12])" office:value-type="float" office:value="0.473804429836801" calcext:value-type="float">
            <text:p>0.473804429836801</text:p>
          </table:table-cell>
          <table:table-cell table:formula="of:=AVERAGE([.B12];[.D12];[.F12])" office:value-type="float" office:value="0.473804429836801" calcext:value-type="float">
            <text:p>0.473804429836801</text:p>
          </table:table-cell>
          <table:table-cell table:number-columns-repeated="2"/>
        </table:table-row>
        <table:table-row table:style-name="ro1">
          <table:table-cell office:value-type="float" office:value="4.5952" calcext:value-type="float">
            <text:p>4.5952</text:p>
          </table:table-cell>
          <table:table-cell table:formula="of:=[.A13]/[.$J$3]" office:value-type="float" office:value="0.474941345487995" calcext:value-type="float">
            <text:p>0.474941345487995</text:p>
          </table:table-cell>
          <table:table-cell office:value-type="float" office:value="5.0985" calcext:value-type="float">
            <text:p>5.0985</text:p>
          </table:table-cell>
          <table:table-cell table:formula="of:=[.C13]/[.$J$3]" office:value-type="float" office:value="0.526960404328548" calcext:value-type="float">
            <text:p>0.526960404328548</text:p>
          </table:table-cell>
          <table:table-cell office:value-type="float" office:value="4.0418" calcext:value-type="float">
            <text:p>4.0418</text:p>
          </table:table-cell>
          <table:table-cell table:formula="of:=[.E13]/[.$J$3]" office:value-type="float" office:value="0.417744152636094" calcext:value-type="float">
            <text:p>0.417744152636094</text:p>
          </table:table-cell>
          <table:table-cell table:formula="of:=AVERAGE([.B13];[.D13];[.F13])" office:value-type="float" office:value="0.473215300817546" calcext:value-type="float">
            <text:p>0.473215300817546</text:p>
          </table:table-cell>
          <table:table-cell table:formula="of:=AVERAGE([.B13];[.D13];[.F13])" office:value-type="float" office:value="0.473215300817546" calcext:value-type="float">
            <text:p>0.473215300817546</text:p>
          </table:table-cell>
          <table:table-cell table:number-columns-repeated="2"/>
        </table:table-row>
        <table:table-row table:style-name="ro1">
          <table:table-cell office:value-type="float" office:value="4.5636" calcext:value-type="float">
            <text:p>4.5636</text:p>
          </table:table-cell>
          <table:table-cell table:formula="of:=[.A14]/[.$J$3]" office:value-type="float" office:value="0.471675296890019" calcext:value-type="float">
            <text:p>0.471675296890019</text:p>
          </table:table-cell>
          <table:table-cell office:value-type="float" office:value="5.0623" calcext:value-type="float">
            <text:p>5.0623</text:p>
          </table:table-cell>
          <table:table-cell table:formula="of:=[.C14]/[.$J$3]" office:value-type="float" office:value="0.523218918276436" calcext:value-type="float">
            <text:p>0.523218918276436</text:p>
          </table:table-cell>
          <table:table-cell office:value-type="float" office:value="4.0174" calcext:value-type="float">
            <text:p>4.0174</text:p>
          </table:table-cell>
          <table:table-cell table:formula="of:=[.E14]/[.$J$3]" office:value-type="float" office:value="0.415222267009808" calcext:value-type="float">
            <text:p>0.415222267009808</text:p>
          </table:table-cell>
          <table:table-cell table:formula="of:=AVERAGE([.B14];[.D14];[.F14])" office:value-type="float" office:value="0.470038827392088" calcext:value-type="float">
            <text:p>0.470038827392088</text:p>
          </table:table-cell>
          <table:table-cell table:formula="of:=AVERAGE([.B14];[.D14];[.F14])" office:value-type="float" office:value="0.470038827392088" calcext:value-type="float">
            <text:p>0.470038827392088</text:p>
          </table:table-cell>
          <table:table-cell table:number-columns-repeated="2"/>
        </table:table-row>
        <table:table-row table:style-name="ro1">
          <table:table-cell office:value-type="float" office:value="4.532" calcext:value-type="float">
            <text:p>4.532</text:p>
          </table:table-cell>
          <table:table-cell table:formula="of:=[.A15]/[.$J$3]" office:value-type="float" office:value="0.468409248292043" calcext:value-type="float">
            <text:p>0.468409248292043</text:p>
          </table:table-cell>
          <table:table-cell office:value-type="float" office:value="5.026" calcext:value-type="float">
            <text:p>5.026</text:p>
          </table:table-cell>
          <table:table-cell table:formula="of:=[.C15]/[.$J$3]" office:value-type="float" office:value="0.519467096627495" calcext:value-type="float">
            <text:p>0.519467096627495</text:p>
          </table:table-cell>
          <table:table-cell office:value-type="float" office:value="3.9908" calcext:value-type="float">
            <text:p>3.9908</text:p>
          </table:table-cell>
          <table:table-cell table:formula="of:=[.E15]/[.$J$3]" office:value-type="float" office:value="0.412472998253284" calcext:value-type="float">
            <text:p>0.412472998253284</text:p>
          </table:table-cell>
          <table:table-cell table:formula="of:=AVERAGE([.B15];[.D15];[.F15])" office:value-type="float" office:value="0.466783114390941" calcext:value-type="float">
            <text:p>0.466783114390941</text:p>
          </table:table-cell>
          <table:table-cell table:formula="of:=AVERAGE([.B15];[.D15];[.F15])" office:value-type="float" office:value="0.466783114390941" calcext:value-type="float">
            <text:p>0.466783114390941</text:p>
          </table:table-cell>
          <table:table-cell table:number-columns-repeated="2"/>
        </table:table-row>
        <table:table-row table:style-name="ro1">
          <table:table-cell office:value-type="float" office:value="4.5004" calcext:value-type="float">
            <text:p>4.5004</text:p>
          </table:table-cell>
          <table:table-cell table:formula="of:=[.A16]/[.$J$3]" office:value-type="float" office:value="0.465143199694066" calcext:value-type="float">
            <text:p>0.465143199694066</text:p>
          </table:table-cell>
          <table:table-cell office:value-type="float" office:value="4.9897" calcext:value-type="float">
            <text:p>4.9897</text:p>
          </table:table-cell>
          <table:table-cell table:formula="of:=[.C16]/[.$J$3]" office:value-type="float" office:value="0.515715274978554" calcext:value-type="float">
            <text:p>0.515715274978554</text:p>
          </table:table-cell>
          <table:table-cell office:value-type="float" office:value="3.9641" calcext:value-type="float">
            <text:p>3.9641</text:p>
          </table:table-cell>
          <table:table-cell table:formula="of:=[.E16]/[.$J$3]" office:value-type="float" office:value="0.409713393899931" calcext:value-type="float">
            <text:p>0.409713393899931</text:p>
          </table:table-cell>
          <table:table-cell table:formula="of:=AVERAGE([.B16];[.D16];[.F16])" office:value-type="float" office:value="0.46352395619085" calcext:value-type="float">
            <text:p>0.46352395619085</text:p>
          </table:table-cell>
          <table:table-cell table:formula="of:=AVERAGE([.B16];[.D16];[.F16])" office:value-type="float" office:value="0.46352395619085" calcext:value-type="float">
            <text:p>0.46352395619085</text:p>
          </table:table-cell>
          <table:table-cell table:number-columns-repeated="2"/>
        </table:table-row>
        <table:table-row table:style-name="ro1">
          <table:table-cell office:value-type="float" office:value="4.4688" calcext:value-type="float">
            <text:p>4.4688</text:p>
          </table:table-cell>
          <table:table-cell table:formula="of:=[.A17]/[.$J$3]" office:value-type="float" office:value="0.46187715109609" calcext:value-type="float">
            <text:p>0.46187715109609</text:p>
          </table:table-cell>
          <table:table-cell office:value-type="float" office:value="4.9534" calcext:value-type="float">
            <text:p>4.9534</text:p>
          </table:table-cell>
          <table:table-cell table:formula="of:=[.C17]/[.$J$3]" office:value-type="float" office:value="0.511963453329613" calcext:value-type="float">
            <text:p>0.511963453329613</text:p>
          </table:table-cell>
          <table:table-cell office:value-type="float" office:value="3.9374" calcext:value-type="float">
            <text:p>3.9374</text:p>
          </table:table-cell>
          <table:table-cell table:formula="of:=[.E17]/[.$J$3]" office:value-type="float" office:value="0.406953789546577" calcext:value-type="float">
            <text:p>0.406953789546577</text:p>
          </table:table-cell>
          <table:table-cell table:formula="of:=AVERAGE([.B17];[.D17];[.F17])" office:value-type="float" office:value="0.46026479799076" calcext:value-type="float">
            <text:p>0.46026479799076</text:p>
          </table:table-cell>
          <table:table-cell table:formula="of:=AVERAGE([.B17];[.D17];[.F17])" office:value-type="float" office:value="0.46026479799076" calcext:value-type="float">
            <text:p>0.46026479799076</text:p>
          </table:table-cell>
          <table:table-cell table:number-columns-repeated="2"/>
        </table:table-row>
        <table:table-row table:style-name="ro1">
          <table:table-cell office:value-type="float" office:value="4.4372" calcext:value-type="float">
            <text:p>4.4372</text:p>
          </table:table-cell>
          <table:table-cell table:formula="of:=[.A18]/[.$J$3]" office:value-type="float" office:value="0.458611102498114" calcext:value-type="float">
            <text:p>0.458611102498114</text:p>
          </table:table-cell>
          <table:table-cell office:value-type="float" office:value="4.9172" calcext:value-type="float">
            <text:p>4.9172</text:p>
          </table:table-cell>
          <table:table-cell table:formula="of:=[.C18]/[.$J$3]" office:value-type="float" office:value="0.5082219672775" calcext:value-type="float">
            <text:p>0.5082219672775</text:p>
          </table:table-cell>
          <table:table-cell office:value-type="float" office:value="3.9108" calcext:value-type="float">
            <text:p>3.9108</text:p>
          </table:table-cell>
          <table:table-cell table:formula="of:=[.E18]/[.$J$3]" office:value-type="float" office:value="0.404204520790053" calcext:value-type="float">
            <text:p>0.404204520790053</text:p>
          </table:table-cell>
          <table:table-cell table:formula="of:=AVERAGE([.B18];[.D18];[.F18])" office:value-type="float" office:value="0.457012530188556" calcext:value-type="float">
            <text:p>0.457012530188556</text:p>
          </table:table-cell>
          <table:table-cell table:formula="of:=AVERAGE([.B18];[.D18];[.F18])" office:value-type="float" office:value="0.457012530188556" calcext:value-type="float">
            <text:p>0.457012530188556</text:p>
          </table:table-cell>
          <table:table-cell table:number-columns-repeated="2"/>
        </table:table-row>
        <table:table-row table:style-name="ro1">
          <table:table-cell office:value-type="float" office:value="4.4056" calcext:value-type="float">
            <text:p>4.4056</text:p>
          </table:table-cell>
          <table:table-cell table:formula="of:=[.A19]/[.$J$3]" office:value-type="float" office:value="0.455345053900137" calcext:value-type="float">
            <text:p>0.455345053900137</text:p>
          </table:table-cell>
          <table:table-cell office:value-type="float" office:value="4.8777" calcext:value-type="float">
            <text:p>4.8777</text:p>
          </table:table-cell>
          <table:table-cell table:formula="of:=[.C19]/[.$J$3]" office:value-type="float" office:value="0.50413940653003" calcext:value-type="float">
            <text:p>0.50413940653003</text:p>
          </table:table-cell>
          <table:table-cell office:value-type="float" office:value="3.8841" calcext:value-type="float">
            <text:p>3.8841</text:p>
          </table:table-cell>
          <table:table-cell table:formula="of:=[.E19]/[.$J$3]" office:value-type="float" office:value="0.4014449164367" calcext:value-type="float">
            <text:p>0.4014449164367</text:p>
          </table:table-cell>
          <table:table-cell table:formula="of:=AVERAGE([.B19];[.D19];[.F19])" office:value-type="float" office:value="0.453643125622289" calcext:value-type="float">
            <text:p>0.453643125622289</text:p>
          </table:table-cell>
          <table:table-cell table:formula="of:=AVERAGE([.B19];[.D19];[.F19])" office:value-type="float" office:value="0.453643125622289" calcext:value-type="float">
            <text:p>0.453643125622289</text:p>
          </table:table-cell>
          <table:table-cell table:number-columns-repeated="2"/>
        </table:table-row>
        <table:table-row table:style-name="ro1">
          <table:table-cell office:value-type="float" office:value="4.3723" calcext:value-type="float">
            <text:p>4.3723</text:p>
          </table:table-cell>
          <table:table-cell table:formula="of:=[.A20]/[.$J$3]" office:value-type="float" office:value="0.451903300156067" calcext:value-type="float">
            <text:p>0.451903300156067</text:p>
          </table:table-cell>
          <table:table-cell office:value-type="float" office:value="4.8351" calcext:value-type="float">
            <text:p>4.8351</text:p>
          </table:table-cell>
          <table:table-cell table:formula="of:=[.C20]/[.$J$3]" office:value-type="float" office:value="0.499736442280859" calcext:value-type="float">
            <text:p>0.499736442280859</text:p>
          </table:table-cell>
          <table:table-cell office:value-type="float" office:value="3.8574" calcext:value-type="float">
            <text:p>3.8574</text:p>
          </table:table-cell>
          <table:table-cell table:formula="of:=[.E20]/[.$J$3]" office:value-type="float" office:value="0.398685312083346" calcext:value-type="float">
            <text:p>0.398685312083346</text:p>
          </table:table-cell>
          <table:table-cell table:formula="of:=AVERAGE([.B20];[.D20];[.F20])" office:value-type="float" office:value="0.450108351506758" calcext:value-type="float">
            <text:p>0.450108351506758</text:p>
          </table:table-cell>
          <table:table-cell table:formula="of:=AVERAGE([.B20];[.D20];[.F20])" office:value-type="float" office:value="0.450108351506758" calcext:value-type="float">
            <text:p>0.450108351506758</text:p>
          </table:table-cell>
          <table:table-cell table:number-columns-repeated="2"/>
        </table:table-row>
        <table:table-row table:style-name="ro1">
          <table:table-cell office:value-type="float" office:value="4.3139" calcext:value-type="float">
            <text:p>4.3139</text:p>
          </table:table-cell>
          <table:table-cell table:formula="of:=[.A21]/[.$J$3]" office:value-type="float" office:value="0.445867311607909" calcext:value-type="float">
            <text:p>0.445867311607909</text:p>
          </table:table-cell>
          <table:table-cell office:value-type="float" office:value="4.7706" calcext:value-type="float">
            <text:p>4.7706</text:p>
          </table:table-cell>
          <table:table-cell table:formula="of:=[.C21]/[.$J$3]" office:value-type="float" office:value="0.493069982326129" calcext:value-type="float">
            <text:p>0.493069982326129</text:p>
          </table:table-cell>
          <table:table-cell office:value-type="float" office:value="3.8135" calcext:value-type="float">
            <text:p>3.8135</text:p>
          </table:table-cell>
          <table:table-cell table:formula="of:=[.E21]/[.$J$3]" office:value-type="float" office:value="0.394147985075398" calcext:value-type="float">
            <text:p>0.394147985075398</text:p>
          </table:table-cell>
          <table:table-cell table:formula="of:=AVERAGE([.B21];[.D21];[.F21])" office:value-type="float" office:value="0.444361759669812" calcext:value-type="float">
            <text:p>0.444361759669812</text:p>
          </table:table-cell>
          <table:table-cell table:formula="of:=AVERAGE([.B21];[.D21];[.F21])" office:value-type="float" office:value="0.444361759669812" calcext:value-type="float">
            <text:p>0.444361759669812</text:p>
          </table:table-cell>
          <table:table-cell table:number-columns-repeated="2"/>
        </table:table-row>
        <table:table-row table:style-name="ro1">
          <table:table-cell office:value-type="float" office:value="4.2504" calcext:value-type="float">
            <text:p>4.2504</text:p>
          </table:table-cell>
          <table:table-cell table:formula="of:=[.A22]/[.$J$3]" office:value-type="float" office:value="0.439304207621469" calcext:value-type="float">
            <text:p>0.439304207621469</text:p>
          </table:table-cell>
          <table:table-cell office:value-type="float" office:value="4.701" calcext:value-type="float">
            <text:p>4.701</text:p>
          </table:table-cell>
          <table:table-cell table:formula="of:=[.C22]/[.$J$3]" office:value-type="float" office:value="0.485876406933118" calcext:value-type="float">
            <text:p>0.485876406933118</text:p>
          </table:table-cell>
          <table:table-cell office:value-type="float" office:value="3.7584" calcext:value-type="float">
            <text:p>3.7584</text:p>
          </table:table-cell>
          <table:table-cell table:formula="of:=[.E22]/[.$J$3]" office:value-type="float" office:value="0.388453071222598" calcext:value-type="float">
            <text:p>0.388453071222598</text:p>
          </table:table-cell>
          <table:table-cell table:formula="of:=AVERAGE([.B22];[.D22];[.F22])" office:value-type="float" office:value="0.437877895259062" calcext:value-type="float">
            <text:p>0.437877895259062</text:p>
          </table:table-cell>
          <table:table-cell table:formula="of:=AVERAGE([.B22];[.D22];[.F22])" office:value-type="float" office:value="0.437877895259062" calcext:value-type="float">
            <text:p>0.437877895259062</text:p>
          </table:table-cell>
          <table:table-cell table:number-columns-repeated="2"/>
        </table:table-row>
        <table:table-row table:style-name="ro1">
          <table:table-cell office:value-type="float" office:value="4.1869" calcext:value-type="float">
            <text:p>4.1869</text:p>
          </table:table-cell>
          <table:table-cell table:formula="of:=[.A23]/[.$J$3]" office:value-type="float" office:value="0.432741103635029" calcext:value-type="float">
            <text:p>0.432741103635029</text:p>
          </table:table-cell>
          <table:table-cell office:value-type="float" office:value="4.6314" calcext:value-type="float">
            <text:p>4.6314</text:p>
          </table:table-cell>
          <table:table-cell table:formula="of:=[.C23]/[.$J$3]" office:value-type="float" office:value="0.478682831540107" calcext:value-type="float">
            <text:p>0.478682831540107</text:p>
          </table:table-cell>
          <table:table-cell office:value-type="float" office:value="3.7033" calcext:value-type="float">
            <text:p>3.7033</text:p>
          </table:table-cell>
          <table:table-cell table:formula="of:=[.E23]/[.$J$3]" office:value-type="float" office:value="0.382758157369797" calcext:value-type="float">
            <text:p>0.382758157369797</text:p>
          </table:table-cell>
          <table:table-cell table:formula="of:=AVERAGE([.B23];[.D23];[.F23])" office:value-type="float" office:value="0.431394030848311" calcext:value-type="float">
            <text:p>0.431394030848311</text:p>
          </table:table-cell>
          <table:table-cell table:formula="of:=AVERAGE([.B23];[.D23];[.F23])" office:value-type="float" office:value="0.431394030848311" calcext:value-type="float">
            <text:p>0.431394030848311</text:p>
          </table:table-cell>
          <table:table-cell table:number-columns-repeated="2"/>
        </table:table-row>
        <table:table-row table:style-name="ro1">
          <table:table-cell office:value-type="float" office:value="4.1234" calcext:value-type="float">
            <text:p>4.1234</text:p>
          </table:table-cell>
          <table:table-cell table:formula="of:=[.A24]/[.$J$3]" office:value-type="float" office:value="0.42617799964859" calcext:value-type="float">
            <text:p>0.42617799964859</text:p>
          </table:table-cell>
          <table:table-cell office:value-type="float" office:value="4.5619" calcext:value-type="float">
            <text:p>4.5619</text:p>
          </table:table-cell>
          <table:table-cell table:formula="of:=[.C24]/[.$J$3]" office:value-type="float" office:value="0.471499591743925" calcext:value-type="float">
            <text:p>0.471499591743925</text:p>
          </table:table-cell>
          <table:table-cell office:value-type="float" office:value="3.6482" calcext:value-type="float">
            <text:p>3.6482</text:p>
          </table:table-cell>
          <table:table-cell table:formula="of:=[.E24]/[.$J$3]" office:value-type="float" office:value="0.377063243516997" calcext:value-type="float">
            <text:p>0.377063243516997</text:p>
          </table:table-cell>
          <table:table-cell table:formula="of:=AVERAGE([.B24];[.D24];[.F24])" office:value-type="float" office:value="0.424913611636504" calcext:value-type="float">
            <text:p>0.424913611636504</text:p>
          </table:table-cell>
          <table:table-cell table:formula="of:=AVERAGE([.B24];[.D24];[.F24])" office:value-type="float" office:value="0.424913611636504" calcext:value-type="float">
            <text:p>0.424913611636504</text:p>
          </table:table-cell>
          <table:table-cell table:number-columns-repeated="2"/>
        </table:table-row>
        <table:table-row table:style-name="ro1">
          <table:table-cell office:value-type="float" office:value="4.0599" calcext:value-type="float">
            <text:p>4.0599</text:p>
          </table:table-cell>
          <table:table-cell table:formula="of:=[.A25]/[.$J$3]" office:value-type="float" office:value="0.41961489566215" calcext:value-type="float">
            <text:p>0.41961489566215</text:p>
          </table:table-cell>
          <table:table-cell office:value-type="float" office:value="4.4923" calcext:value-type="float">
            <text:p>4.4923</text:p>
          </table:table-cell>
          <table:table-cell table:formula="of:=[.C25]/[.$J$3]" office:value-type="float" office:value="0.464306016350914" calcext:value-type="float">
            <text:p>0.464306016350914</text:p>
          </table:table-cell>
          <table:table-cell office:value-type="float" office:value="3.5931" calcext:value-type="float">
            <text:p>3.5931</text:p>
          </table:table-cell>
          <table:table-cell table:formula="of:=[.E25]/[.$J$3]" office:value-type="float" office:value="0.371368329664196" calcext:value-type="float">
            <text:p>0.371368329664196</text:p>
          </table:table-cell>
          <table:table-cell table:formula="of:=AVERAGE([.B25];[.D25];[.F25])" office:value-type="float" office:value="0.418429747225754" calcext:value-type="float">
            <text:p>0.418429747225754</text:p>
          </table:table-cell>
          <table:table-cell table:formula="of:=AVERAGE([.B25];[.D25];[.F25])" office:value-type="float" office:value="0.418429747225754" calcext:value-type="float">
            <text:p>0.418429747225754</text:p>
          </table:table-cell>
          <table:table-cell table:number-columns-repeated="2"/>
        </table:table-row>
        <table:table-row table:style-name="ro1">
          <table:table-cell office:value-type="float" office:value="3.9964" calcext:value-type="float">
            <text:p>3.9964</text:p>
          </table:table-cell>
          <table:table-cell table:formula="of:=[.A26]/[.$J$3]" office:value-type="float" office:value="0.41305179167571" calcext:value-type="float">
            <text:p>0.41305179167571</text:p>
          </table:table-cell>
          <table:table-cell office:value-type="float" office:value="4.422" calcext:value-type="float">
            <text:p>4.422</text:p>
          </table:table-cell>
          <table:table-cell table:formula="of:=[.C26]/[.$J$3]" office:value-type="float" office:value="0.4570400917801" calcext:value-type="float">
            <text:p>0.4570400917801</text:p>
          </table:table-cell>
          <table:table-cell office:value-type="float" office:value="3.538" calcext:value-type="float">
            <text:p>3.538</text:p>
          </table:table-cell>
          <table:table-cell table:formula="of:=[.E26]/[.$J$3]" office:value-type="float" office:value="0.365673415811396" calcext:value-type="float">
            <text:p>0.365673415811396</text:p>
          </table:table-cell>
          <table:table-cell table:formula="of:=AVERAGE([.B26];[.D26];[.F26])" office:value-type="float" office:value="0.411921766422402" calcext:value-type="float">
            <text:p>0.411921766422402</text:p>
          </table:table-cell>
          <table:table-cell table:formula="of:=AVERAGE([.B26];[.D26];[.F26])" office:value-type="float" office:value="0.411921766422402" calcext:value-type="float">
            <text:p>0.411921766422402</text:p>
          </table:table-cell>
          <table:table-cell table:number-columns-repeated="2"/>
        </table:table-row>
        <table:table-row table:style-name="ro1">
          <table:table-cell office:value-type="float" office:value="3.9328" calcext:value-type="float">
            <text:p>3.9328</text:p>
          </table:table-cell>
          <table:table-cell table:formula="of:=[.A27]/[.$J$3]" office:value-type="float" office:value="0.406478352092442" calcext:value-type="float">
            <text:p>0.406478352092442</text:p>
          </table:table-cell>
          <table:table-cell office:value-type="float" office:value="4.3483" calcext:value-type="float">
            <text:p>4.3483</text:p>
          </table:table-cell>
          <table:table-cell table:formula="of:=[.C27]/[.$J$3]" office:value-type="float" office:value="0.449422756917098" calcext:value-type="float">
            <text:p>0.449422756917098</text:p>
          </table:table-cell>
          <table:table-cell office:value-type="float" office:value="3.4829" calcext:value-type="float">
            <text:p>3.4829</text:p>
          </table:table-cell>
          <table:table-cell table:formula="of:=[.E27]/[.$J$3]" office:value-type="float" office:value="0.359978501958596" calcext:value-type="float">
            <text:p>0.359978501958596</text:p>
          </table:table-cell>
          <table:table-cell table:formula="of:=AVERAGE([.B27];[.D27];[.F27])" office:value-type="float" office:value="0.405293203656045" calcext:value-type="float">
            <text:p>0.405293203656045</text:p>
          </table:table-cell>
          <table:table-cell table:formula="of:=AVERAGE([.B27];[.D27];[.F27])" office:value-type="float" office:value="0.405293203656045" calcext:value-type="float">
            <text:p>0.405293203656045</text:p>
          </table:table-cell>
          <table:table-cell table:number-columns-repeated="2"/>
        </table:table-row>
        <table:table-row table:style-name="ro1">
          <table:table-cell office:value-type="float" office:value="3.859" calcext:value-type="float">
            <text:p>3.859</text:p>
          </table:table-cell>
          <table:table-cell table:formula="of:=[.A28]/[.$J$3]" office:value-type="float" office:value="0.398850681632611" calcext:value-type="float">
            <text:p>0.398850681632611</text:p>
          </table:table-cell>
          <table:table-cell office:value-type="float" office:value="4.2686" calcext:value-type="float">
            <text:p>4.2686</text:p>
          </table:table-cell>
          <table:table-cell table:formula="of:=[.C28]/[.$J$3]" office:value-type="float" office:value="0.441185286244354" calcext:value-type="float">
            <text:p>0.441185286244354</text:p>
          </table:table-cell>
          <table:table-cell office:value-type="float" office:value="3.4277" calcext:value-type="float">
            <text:p>3.4277</text:p>
          </table:table-cell>
          <table:table-cell table:formula="of:=[.E28]/[.$J$3]" office:value-type="float" office:value="0.354273252508966" calcext:value-type="float">
            <text:p>0.354273252508966</text:p>
          </table:table-cell>
          <table:table-cell table:formula="of:=AVERAGE([.B28];[.D28];[.F28])" office:value-type="float" office:value="0.398103073461977" calcext:value-type="float">
            <text:p>0.398103073461977</text:p>
          </table:table-cell>
          <table:table-cell table:formula="of:=AVERAGE([.B28];[.D28];[.F28])" office:value-type="float" office:value="0.398103073461977" calcext:value-type="float">
            <text:p>0.398103073461977</text:p>
          </table:table-cell>
          <table:table-cell table:number-columns-repeated="2"/>
        </table:table-row>
        <table:table-row table:style-name="ro1">
          <table:table-cell office:value-type="float" office:value="3.7808" calcext:value-type="float">
            <text:p>3.7808</text:p>
          </table:table-cell>
          <table:table-cell table:formula="of:=[.A29]/[.$J$3]" office:value-type="float" office:value="0.390768244912302" calcext:value-type="float">
            <text:p>0.390768244912302</text:p>
          </table:table-cell>
          <table:table-cell office:value-type="float" office:value="4.1826" calcext:value-type="float">
            <text:p>4.1826</text:p>
          </table:table-cell>
          <table:table-cell table:formula="of:=[.C29]/[.$J$3]" office:value-type="float" office:value="0.432296672971381" calcext:value-type="float">
            <text:p>0.432296672971381</text:p>
          </table:table-cell>
          <table:table-cell office:value-type="float" office:value="3.3614" calcext:value-type="float">
            <text:p>3.3614</text:p>
          </table:table-cell>
          <table:table-cell table:formula="of:=[.E29]/[.$J$3]" office:value-type="float" office:value="0.347420751811313" calcext:value-type="float">
            <text:p>0.347420751811313</text:p>
          </table:table-cell>
          <table:table-cell table:formula="of:=AVERAGE([.B29];[.D29];[.F29])" office:value-type="float" office:value="0.390161889898332" calcext:value-type="float">
            <text:p>0.390161889898332</text:p>
          </table:table-cell>
          <table:table-cell table:formula="of:=AVERAGE([.B29];[.D29];[.F29])" office:value-type="float" office:value="0.390161889898332" calcext:value-type="float">
            <text:p>0.390161889898332</text:p>
          </table:table-cell>
          <table:table-cell table:number-columns-repeated="2"/>
        </table:table-row>
        <table:table-row table:style-name="ro1">
          <table:table-cell office:value-type="float" office:value="3.7025" calcext:value-type="float">
            <text:p>3.7025</text:p>
          </table:table-cell>
          <table:table-cell table:formula="of:=[.A30]/[.$J$3]" office:value-type="float" office:value="0.382675472595165" calcext:value-type="float">
            <text:p>0.382675472595165</text:p>
          </table:table-cell>
          <table:table-cell office:value-type="float" office:value="4.0966" calcext:value-type="float">
            <text:p>4.0966</text:p>
          </table:table-cell>
          <table:table-cell table:formula="of:=[.C30]/[.$J$3]" office:value-type="float" office:value="0.423408059698407" calcext:value-type="float">
            <text:p>0.423408059698407</text:p>
          </table:table-cell>
          <table:table-cell office:value-type="float" office:value="3.2937" calcext:value-type="float">
            <text:p>3.2937</text:p>
          </table:table-cell>
          <table:table-cell table:formula="of:=[.E30]/[.$J$3]" office:value-type="float" office:value="0.340423552758054" calcext:value-type="float">
            <text:p>0.340423552758054</text:p>
          </table:table-cell>
          <table:table-cell table:formula="of:=AVERAGE([.B30];[.D30];[.F30])" office:value-type="float" office:value="0.382169028350542" calcext:value-type="float">
            <text:p>0.382169028350542</text:p>
          </table:table-cell>
          <table:table-cell table:formula="of:=AVERAGE([.B30];[.D30];[.F30])" office:value-type="float" office:value="0.382169028350542" calcext:value-type="float">
            <text:p>0.382169028350542</text:p>
          </table:table-cell>
          <table:table-cell table:number-columns-repeated="2"/>
        </table:table-row>
        <table:table-row table:style-name="ro1">
          <table:table-cell office:value-type="float" office:value="3.6243" calcext:value-type="float">
            <text:p>3.6243</text:p>
          </table:table-cell>
          <table:table-cell table:formula="of:=[.A31]/[.$J$3]" office:value-type="float" office:value="0.374593035874857" calcext:value-type="float">
            <text:p>0.374593035874857</text:p>
          </table:table-cell>
          <table:table-cell office:value-type="float" office:value="4.0107" calcext:value-type="float">
            <text:p>4.0107</text:p>
          </table:table-cell>
          <table:table-cell table:formula="of:=[.C31]/[.$J$3]" office:value-type="float" office:value="0.414529782022263" calcext:value-type="float">
            <text:p>0.414529782022263</text:p>
          </table:table-cell>
          <table:table-cell office:value-type="float" office:value="3.2259" calcext:value-type="float">
            <text:p>3.2259</text:p>
          </table:table-cell>
          <table:table-cell table:formula="of:=[.E31]/[.$J$3]" office:value-type="float" office:value="0.333416018107966" calcext:value-type="float">
            <text:p>0.333416018107966</text:p>
          </table:table-cell>
          <table:table-cell table:formula="of:=AVERAGE([.B31];[.D31];[.F31])" office:value-type="float" office:value="0.374179612001695" calcext:value-type="float">
            <text:p>0.374179612001695</text:p>
          </table:table-cell>
          <table:table-cell table:formula="of:=AVERAGE([.B31];[.D31];[.F31])" office:value-type="float" office:value="0.374179612001695" calcext:value-type="float">
            <text:p>0.374179612001695</text:p>
          </table:table-cell>
          <table:table-cell table:number-columns-repeated="2"/>
        </table:table-row>
        <table:table-row table:style-name="ro1">
          <table:table-cell office:value-type="float" office:value="3.5461" calcext:value-type="float">
            <text:p>3.5461</text:p>
          </table:table-cell>
          <table:table-cell table:formula="of:=[.A32]/[.$J$3]" office:value-type="float" office:value="0.366510599154548" calcext:value-type="float">
            <text:p>0.366510599154548</text:p>
          </table:table-cell>
          <table:table-cell office:value-type="float" office:value="3.9247" calcext:value-type="float">
            <text:p>3.9247</text:p>
          </table:table-cell>
          <table:table-cell table:formula="of:=[.C32]/[.$J$3]" office:value-type="float" office:value="0.405641168749289" calcext:value-type="float">
            <text:p>0.405641168749289</text:p>
          </table:table-cell>
          <table:table-cell office:value-type="float" office:value="3.1582" calcext:value-type="float">
            <text:p>3.1582</text:p>
          </table:table-cell>
          <table:table-cell table:formula="of:=[.E32]/[.$J$3]" office:value-type="float" office:value="0.326418819054706" calcext:value-type="float">
            <text:p>0.326418819054706</text:p>
          </table:table-cell>
          <table:table-cell table:formula="of:=AVERAGE([.B32];[.D32];[.F32])" office:value-type="float" office:value="0.366190195652848" calcext:value-type="float">
            <text:p>0.366190195652848</text:p>
          </table:table-cell>
          <table:table-cell table:formula="of:=AVERAGE([.B32];[.D32];[.F32])" office:value-type="float" office:value="0.366190195652848" calcext:value-type="float">
            <text:p>0.366190195652848</text:p>
          </table:table-cell>
          <table:table-cell table:number-columns-repeated="2"/>
        </table:table-row>
        <table:table-row table:style-name="ro1">
          <table:table-cell office:value-type="float" office:value="3.4678" calcext:value-type="float">
            <text:p>3.4678</text:p>
          </table:table-cell>
          <table:table-cell table:formula="of:=[.A33]/[.$J$3]" office:value-type="float" office:value="0.358417826837411" calcext:value-type="float">
            <text:p>0.358417826837411</text:p>
          </table:table-cell>
          <table:table-cell office:value-type="float" office:value="3.8387" calcext:value-type="float">
            <text:p>3.8387</text:p>
          </table:table-cell>
          <table:table-cell table:formula="of:=[.C33]/[.$J$3]" office:value-type="float" office:value="0.396752555476316" calcext:value-type="float">
            <text:p>0.396752555476316</text:p>
          </table:table-cell>
          <table:table-cell office:value-type="float" office:value="3.0904" calcext:value-type="float">
            <text:p>3.0904</text:p>
          </table:table-cell>
          <table:table-cell table:formula="of:=[.E33]/[.$J$3]" office:value-type="float" office:value="0.319411284404618" calcext:value-type="float">
            <text:p>0.319411284404618</text:p>
          </table:table-cell>
          <table:table-cell table:formula="of:=AVERAGE([.B33];[.D33];[.F33])" office:value-type="float" office:value="0.358193888906115" calcext:value-type="float">
            <text:p>0.358193888906115</text:p>
          </table:table-cell>
          <table:table-cell table:formula="of:=AVERAGE([.B33];[.D33];[.F33])" office:value-type="float" office:value="0.358193888906115" calcext:value-type="float">
            <text:p>0.358193888906115</text:p>
          </table:table-cell>
          <table:table-cell table:number-columns-repeated="2"/>
        </table:table-row>
        <table:table-row table:style-name="ro1">
          <table:table-cell office:value-type="float" office:value="3.3896" calcext:value-type="float">
            <text:p>3.3896</text:p>
          </table:table-cell>
          <table:table-cell table:formula="of:=[.A34]/[.$J$3]" office:value-type="float" office:value="0.350335390117102" calcext:value-type="float">
            <text:p>0.350335390117102</text:p>
          </table:table-cell>
          <table:table-cell office:value-type="float" office:value="3.7487" calcext:value-type="float">
            <text:p>3.7487</text:p>
          </table:table-cell>
          <table:table-cell table:formula="of:=[.C34]/[.$J$3]" office:value-type="float" office:value="0.387450518330181" calcext:value-type="float">
            <text:p>0.387450518330181</text:p>
          </table:table-cell>
          <table:table-cell office:value-type="float" office:value="3.0227" calcext:value-type="float">
            <text:p>3.0227</text:p>
          </table:table-cell>
          <table:table-cell table:formula="of:=[.E34]/[.$J$3]" office:value-type="float" office:value="0.312414085351359" calcext:value-type="float">
            <text:p>0.312414085351359</text:p>
          </table:table-cell>
          <table:table-cell table:formula="of:=AVERAGE([.B34];[.D34];[.F34])" office:value-type="float" office:value="0.350066664599547" calcext:value-type="float">
            <text:p>0.350066664599547</text:p>
          </table:table-cell>
          <table:table-cell table:formula="of:=AVERAGE([.B34];[.D34];[.F34])" office:value-type="float" office:value="0.350066664599547" calcext:value-type="float">
            <text:p>0.350066664599547</text:p>
          </table:table-cell>
          <table:table-cell table:number-columns-repeated="2"/>
        </table:table-row>
        <table:table-row table:style-name="ro1">
          <table:table-cell office:value-type="float" office:value="3.3078" calcext:value-type="float">
            <text:p>3.3078</text:p>
          </table:table-cell>
          <table:table-cell table:formula="of:=[.A35]/[.$J$3]" office:value-type="float" office:value="0.341880871910948" calcext:value-type="float">
            <text:p>0.341880871910948</text:p>
          </table:table-cell>
          <table:table-cell office:value-type="float" office:value="3.659" calcext:value-type="float">
            <text:p>3.659</text:p>
          </table:table-cell>
          <table:table-cell table:formula="of:=[.C35]/[.$J$3]" office:value-type="float" office:value="0.378179487974533" calcext:value-type="float">
            <text:p>0.378179487974533</text:p>
          </table:table-cell>
          <table:table-cell office:value-type="float" office:value="2.9582" calcext:value-type="float">
            <text:p>2.9582</text:p>
          </table:table-cell>
          <table:table-cell table:formula="of:=[.E35]/[.$J$3]" office:value-type="float" office:value="0.305747625396629" calcext:value-type="float">
            <text:p>0.305747625396629</text:p>
          </table:table-cell>
          <table:table-cell table:formula="of:=AVERAGE([.B35];[.D35];[.F35])" office:value-type="float" office:value="0.341935995094037" calcext:value-type="float">
            <text:p>0.341935995094037</text:p>
          </table:table-cell>
          <table:table-cell table:formula="of:=AVERAGE([.B35];[.D35];[.F35])" office:value-type="float" office:value="0.341935995094037" calcext:value-type="float">
            <text:p>0.341935995094037</text:p>
          </table:table-cell>
          <table:table-cell table:number-columns-repeated="2"/>
        </table:table-row>
        <table:table-row table:style-name="ro1">
          <table:table-cell office:value-type="float" office:value="3.2342" calcext:value-type="float">
            <text:p>3.2342</text:p>
          </table:table-cell>
          <table:table-cell table:formula="of:=[.A36]/[.$J$3]" office:value-type="float" office:value="0.334273872644776" calcext:value-type="float">
            <text:p>0.334273872644776</text:p>
          </table:table-cell>
          <table:table-cell office:value-type="float" office:value="3.5761" calcext:value-type="float">
            <text:p>3.5761</text:p>
          </table:table-cell>
          <table:table-cell table:formula="of:=[.C36]/[.$J$3]" office:value-type="float" office:value="0.36961127820326" calcext:value-type="float">
            <text:p>0.36961127820326</text:p>
          </table:table-cell>
          <table:table-cell office:value-type="float" office:value="2.9036" calcext:value-type="float">
            <text:p>2.9036</text:p>
          </table:table-cell>
          <table:table-cell table:formula="of:=[.E36]/[.$J$3]" office:value-type="float" office:value="0.300104389527973" calcext:value-type="float">
            <text:p>0.300104389527973</text:p>
          </table:table-cell>
          <table:table-cell table:formula="of:=AVERAGE([.B36];[.D36];[.F36])" office:value-type="float" office:value="0.334663180125336" calcext:value-type="float">
            <text:p>0.334663180125336</text:p>
          </table:table-cell>
          <table:table-cell table:formula="of:=AVERAGE([.B36];[.D36];[.F36])" office:value-type="float" office:value="0.334663180125336" calcext:value-type="float">
            <text:p>0.334663180125336</text:p>
          </table:table-cell>
          <table:table-cell table:number-columns-repeated="2"/>
        </table:table-row>
        <table:table-row table:style-name="ro1">
          <table:table-cell office:value-type="float" office:value="3.1607" calcext:value-type="float">
            <text:p>3.1607</text:p>
          </table:table-cell>
          <table:table-cell table:formula="of:=[.A37]/[.$J$3]" office:value-type="float" office:value="0.326677208975432" calcext:value-type="float">
            <text:p>0.326677208975432</text:p>
          </table:table-cell>
          <table:table-cell office:value-type="float" office:value="3.4931" calcext:value-type="float">
            <text:p>3.4931</text:p>
          </table:table-cell>
          <table:table-cell table:formula="of:=[.C37]/[.$J$3]" office:value-type="float" office:value="0.361032732835158" calcext:value-type="float">
            <text:p>0.361032732835158</text:p>
          </table:table-cell>
          <table:table-cell office:value-type="float" office:value="2.8418" calcext:value-type="float">
            <text:p>2.8418</text:p>
          </table:table-cell>
          <table:table-cell table:formula="of:=[.E37]/[.$J$3]" office:value-type="float" office:value="0.293716990687627" calcext:value-type="float">
            <text:p>0.293716990687627</text:p>
          </table:table-cell>
          <table:table-cell table:formula="of:=AVERAGE([.B37];[.D37];[.F37])" office:value-type="float" office:value="0.327142310832739" calcext:value-type="float">
            <text:p>0.327142310832739</text:p>
          </table:table-cell>
          <table:table-cell table:formula="of:=AVERAGE([.B37];[.D37];[.F37])" office:value-type="float" office:value="0.327142310832739" calcext:value-type="float">
            <text:p>0.327142310832739</text:p>
          </table:table-cell>
          <table:table-cell table:number-columns-repeated="2"/>
        </table:table-row>
        <table:table-row table:style-name="ro1">
          <table:table-cell office:value-type="float" office:value="3.0871" calcext:value-type="float">
            <text:p>3.0871</text:p>
          </table:table-cell>
          <table:table-cell table:formula="of:=[.A38]/[.$J$3]" office:value-type="float" office:value="0.31907020970926" calcext:value-type="float">
            <text:p>0.31907020970926</text:p>
          </table:table-cell>
          <table:table-cell office:value-type="float" office:value="3.4101" calcext:value-type="float">
            <text:p>3.4101</text:p>
          </table:table-cell>
          <table:table-cell table:formula="of:=[.C38]/[.$J$3]" office:value-type="float" office:value="0.352454187467055" calcext:value-type="float">
            <text:p>0.352454187467055</text:p>
          </table:table-cell>
          <table:table-cell office:value-type="float" office:value="2.7801" calcext:value-type="float">
            <text:p>2.7801</text:p>
          </table:table-cell>
          <table:table-cell table:formula="of:=[.E38]/[.$J$3]" office:value-type="float" office:value="0.28733992744411" calcext:value-type="float">
            <text:p>0.28733992744411</text:p>
          </table:table-cell>
          <table:table-cell table:formula="of:=AVERAGE([.B38];[.D38];[.F38])" office:value-type="float" office:value="0.319621441540142" calcext:value-type="float">
            <text:p>0.319621441540142</text:p>
          </table:table-cell>
          <table:table-cell table:formula="of:=AVERAGE([.B38];[.D38];[.F38])" office:value-type="float" office:value="0.319621441540142" calcext:value-type="float">
            <text:p>0.319621441540142</text:p>
          </table:table-cell>
          <table:table-cell table:number-columns-repeated="2"/>
        </table:table-row>
        <table:table-row table:style-name="ro1">
          <table:table-cell office:value-type="float" office:value="3.0135" calcext:value-type="float">
            <text:p>3.0135</text:p>
          </table:table-cell>
          <table:table-cell table:formula="of:=[.A39]/[.$J$3]" office:value-type="float" office:value="0.311463210443087" calcext:value-type="float">
            <text:p>0.311463210443087</text:p>
          </table:table-cell>
          <table:table-cell office:value-type="float" office:value="3.3272" calcext:value-type="float">
            <text:p>3.3272</text:p>
          </table:table-cell>
          <table:table-cell table:formula="of:=[.C39]/[.$J$3]" office:value-type="float" office:value="0.343885977695782" calcext:value-type="float">
            <text:p>0.343885977695782</text:p>
          </table:table-cell>
          <table:table-cell office:value-type="float" office:value="2.7183" calcext:value-type="float">
            <text:p>2.7183</text:p>
          </table:table-cell>
          <table:table-cell table:formula="of:=[.E39]/[.$J$3]" office:value-type="float" office:value="0.280952528603764" calcext:value-type="float">
            <text:p>0.280952528603764</text:p>
          </table:table-cell>
          <table:table-cell table:formula="of:=AVERAGE([.B39];[.D39];[.F39])" office:value-type="float" office:value="0.312100572247544" calcext:value-type="float">
            <text:p>0.312100572247544</text:p>
          </table:table-cell>
          <table:table-cell table:formula="of:=AVERAGE([.B39];[.D39];[.F39])" office:value-type="float" office:value="0.312100572247544" calcext:value-type="float">
            <text:p>0.312100572247544</text:p>
          </table:table-cell>
          <table:table-cell table:number-columns-repeated="2"/>
        </table:table-row>
        <table:table-row table:style-name="ro1">
          <table:table-cell office:value-type="float" office:value="2.9399" calcext:value-type="float">
            <text:p>2.9399</text:p>
          </table:table-cell>
          <table:table-cell table:formula="of:=[.A40]/[.$J$3]" office:value-type="float" office:value="0.303856211176914" calcext:value-type="float">
            <text:p>0.303856211176914</text:p>
          </table:table-cell>
          <table:table-cell office:value-type="float" office:value="3.2442" calcext:value-type="float">
            <text:p>3.2442</text:p>
          </table:table-cell>
          <table:table-cell table:formula="of:=[.C40]/[.$J$3]" office:value-type="float" office:value="0.33530743232768" calcext:value-type="float">
            <text:p>0.33530743232768</text:p>
          </table:table-cell>
          <table:table-cell office:value-type="float" office:value="2.6565" calcext:value-type="float">
            <text:p>2.6565</text:p>
          </table:table-cell>
          <table:table-cell table:formula="of:=[.E40]/[.$J$3]" office:value-type="float" office:value="0.274565129763418" calcext:value-type="float">
            <text:p>0.274565129763418</text:p>
          </table:table-cell>
          <table:table-cell table:formula="of:=AVERAGE([.B40];[.D40];[.F40])" office:value-type="float" office:value="0.304576257756004" calcext:value-type="float">
            <text:p>0.304576257756004</text:p>
          </table:table-cell>
          <table:table-cell table:formula="of:=AVERAGE([.B40];[.D40];[.F40])" office:value-type="float" office:value="0.304576257756004" calcext:value-type="float">
            <text:p>0.304576257756004</text:p>
          </table:table-cell>
          <table:table-cell table:number-columns-repeated="2"/>
        </table:table-row>
        <table:table-row table:style-name="ro1">
          <table:table-cell office:value-type="float" office:value="2.8663" calcext:value-type="float">
            <text:p>2.8663</text:p>
          </table:table-cell>
          <table:table-cell table:formula="of:=[.A41]/[.$J$3]" office:value-type="float" office:value="0.296249211910742" calcext:value-type="float">
            <text:p>0.296249211910742</text:p>
          </table:table-cell>
          <table:table-cell office:value-type="float" office:value="3.1577" calcext:value-type="float">
            <text:p>3.1577</text:p>
          </table:table-cell>
          <table:table-cell table:formula="of:=[.C41]/[.$J$3]" office:value-type="float" office:value="0.326367141070561" calcext:value-type="float">
            <text:p>0.326367141070561</text:p>
          </table:table-cell>
          <table:table-cell office:value-type="float" office:value="2.5947" calcext:value-type="float">
            <text:p>2.5947</text:p>
          </table:table-cell>
          <table:table-cell table:formula="of:=[.E41]/[.$J$3]" office:value-type="float" office:value="0.268177730923072" calcext:value-type="float">
            <text:p>0.268177730923072</text:p>
          </table:table-cell>
          <table:table-cell table:formula="of:=AVERAGE([.B41];[.D41];[.F41])" office:value-type="float" office:value="0.296931361301458" calcext:value-type="float">
            <text:p>0.296931361301458</text:p>
          </table:table-cell>
          <table:table-cell table:formula="of:=AVERAGE([.B41];[.D41];[.F41])" office:value-type="float" office:value="0.296931361301458" calcext:value-type="float">
            <text:p>0.296931361301458</text:p>
          </table:table-cell>
          <table:table-cell table:number-columns-repeated="2"/>
        </table:table-row>
        <table:table-row table:style-name="ro1">
          <table:table-cell office:value-type="float" office:value="2.7894" calcext:value-type="float">
            <text:p>2.7894</text:p>
          </table:table-cell>
          <table:table-cell table:formula="of:=[.A42]/[.$J$3]" office:value-type="float" office:value="0.288301137949211" calcext:value-type="float">
            <text:p>0.288301137949211</text:p>
          </table:table-cell>
          <table:table-cell office:value-type="float" office:value="3.0677" calcext:value-type="float">
            <text:p>3.0677</text:p>
          </table:table-cell>
          <table:table-cell table:formula="of:=[.C42]/[.$J$3]" office:value-type="float" office:value="0.317065103924426" calcext:value-type="float">
            <text:p>0.317065103924426</text:p>
          </table:table-cell>
          <table:table-cell office:value-type="float" office:value="2.5329" calcext:value-type="float">
            <text:p>2.5329</text:p>
          </table:table-cell>
          <table:table-cell table:formula="of:=[.E42]/[.$J$3]" office:value-type="float" office:value="0.261790332082726" calcext:value-type="float">
            <text:p>0.261790332082726</text:p>
          </table:table-cell>
          <table:table-cell table:formula="of:=AVERAGE([.B42];[.D42];[.F42])" office:value-type="float" office:value="0.289052191318788" calcext:value-type="float">
            <text:p>0.289052191318788</text:p>
          </table:table-cell>
          <table:table-cell table:formula="of:=AVERAGE([.B42];[.D42];[.F42])" office:value-type="float" office:value="0.289052191318788" calcext:value-type="float">
            <text:p>0.289052191318788</text:p>
          </table:table-cell>
          <table:table-cell table:number-columns-repeated="2"/>
        </table:table-row>
        <table:table-row table:style-name="ro1">
          <table:table-cell office:value-type="float" office:value="2.7299" calcext:value-type="float">
            <text:p>2.7299</text:p>
          </table:table-cell>
          <table:table-cell table:formula="of:=[.A43]/[.$J$3]" office:value-type="float" office:value="0.282151457835933" calcext:value-type="float">
            <text:p>0.282151457835933</text:p>
          </table:table-cell>
          <table:table-cell office:value-type="float" office:value="2.997" calcext:value-type="float">
            <text:p>2.997</text:p>
          </table:table-cell>
          <table:table-cell table:formula="of:=[.C43]/[.$J$3]" office:value-type="float" office:value="0.309757836966296" calcext:value-type="float">
            <text:p>0.309757836966296</text:p>
          </table:table-cell>
          <table:table-cell office:value-type="float" office:value="2.5117" calcext:value-type="float">
            <text:p>2.5117</text:p>
          </table:table-cell>
          <table:table-cell table:formula="of:=[.E43]/[.$J$3]" office:value-type="float" office:value="0.25959918555497" calcext:value-type="float">
            <text:p>0.25959918555497</text:p>
          </table:table-cell>
          <table:table-cell table:formula="of:=AVERAGE([.B43];[.D43];[.F43])" office:value-type="float" office:value="0.283836160119066" calcext:value-type="float">
            <text:p>0.283836160119066</text:p>
          </table:table-cell>
          <table:table-cell table:formula="of:=AVERAGE([.B43];[.D43];[.F43])" office:value-type="float" office:value="0.283836160119066" calcext:value-type="float">
            <text:p>0.283836160119066</text:p>
          </table:table-cell>
          <table:table-cell table:number-columns-repeated="2"/>
        </table:table-row>
        <table:table-row table:style-name="ro1">
          <table:table-cell office:value-type="float" office:value="2.6758" calcext:value-type="float">
            <text:p>2.6758</text:p>
          </table:table-cell>
          <table:table-cell table:formula="of:=[.A44]/[.$J$3]" office:value-type="float" office:value="0.276559899951423" calcext:value-type="float">
            <text:p>0.276559899951423</text:p>
          </table:table-cell>
          <table:table-cell office:value-type="float" office:value="2.9307" calcext:value-type="float">
            <text:p>2.9307</text:p>
          </table:table-cell>
          <table:table-cell table:formula="of:=[.C44]/[.$J$3]" office:value-type="float" office:value="0.302905336268643" calcext:value-type="float">
            <text:p>0.302905336268643</text:p>
          </table:table-cell>
          <table:table-cell office:value-type="float" office:value="2.4763" calcext:value-type="float">
            <text:p>2.4763</text:p>
          </table:table-cell>
          <table:table-cell table:formula="of:=[.E44]/[.$J$3]" office:value-type="float" office:value="0.25594038427749" calcext:value-type="float">
            <text:p>0.25594038427749</text:p>
          </table:table-cell>
          <table:table-cell table:formula="of:=AVERAGE([.B44];[.D44];[.F44])" office:value-type="float" office:value="0.278468540165852" calcext:value-type="float">
            <text:p>0.278468540165852</text:p>
          </table:table-cell>
          <table:table-cell table:formula="of:=AVERAGE([.B44];[.D44];[.F44])" office:value-type="float" office:value="0.278468540165852" calcext:value-type="float">
            <text:p>0.278468540165852</text:p>
          </table:table-cell>
          <table:table-cell table:number-columns-repeated="2"/>
        </table:table-row>
        <table:table-row table:style-name="ro1">
          <table:table-cell office:value-type="float" office:value="2.6216" calcext:value-type="float">
            <text:p>2.6216</text:p>
          </table:table-cell>
          <table:table-cell table:formula="of:=[.A45]/[.$J$3]" office:value-type="float" office:value="0.270958006470084" calcext:value-type="float">
            <text:p>0.270958006470084</text:p>
          </table:table-cell>
          <table:table-cell office:value-type="float" office:value="2.8645" calcext:value-type="float">
            <text:p>2.8645</text:p>
          </table:table-cell>
          <table:table-cell table:formula="of:=[.C45]/[.$J$3]" office:value-type="float" office:value="0.296063171167819" calcext:value-type="float">
            <text:p>0.296063171167819</text:p>
          </table:table-cell>
          <table:table-cell office:value-type="float" office:value="2.4408" calcext:value-type="float">
            <text:p>2.4408</text:p>
          </table:table-cell>
          <table:table-cell table:formula="of:=[.E45]/[.$J$3]" office:value-type="float" office:value="0.252271247403181" calcext:value-type="float">
            <text:p>0.252271247403181</text:p>
          </table:table-cell>
          <table:table-cell table:formula="of:=AVERAGE([.B45];[.D45];[.F45])" office:value-type="float" office:value="0.273097475013695" calcext:value-type="float">
            <text:p>0.273097475013695</text:p>
          </table:table-cell>
          <table:table-cell table:formula="of:=AVERAGE([.B45];[.D45];[.F45])" office:value-type="float" office:value="0.273097475013695" calcext:value-type="float">
            <text:p>0.273097475013695</text:p>
          </table:table-cell>
          <table:table-cell table:number-columns-repeated="2"/>
        </table:table-row>
        <table:table-row table:style-name="ro1">
          <table:table-cell office:value-type="float" office:value="2.5675" calcext:value-type="float">
            <text:p>2.5675</text:p>
          </table:table-cell>
          <table:table-cell table:formula="of:=[.A46]/[.$J$3]" office:value-type="float" office:value="0.265366448585574" calcext:value-type="float">
            <text:p>0.265366448585574</text:p>
          </table:table-cell>
          <table:table-cell office:value-type="float" office:value="2.7982" calcext:value-type="float">
            <text:p>2.7982</text:p>
          </table:table-cell>
          <table:table-cell table:formula="of:=[.C46]/[.$J$3]" office:value-type="float" office:value="0.289210670470166" calcext:value-type="float">
            <text:p>0.289210670470166</text:p>
          </table:table-cell>
          <table:table-cell office:value-type="float" office:value="2.4054" calcext:value-type="float">
            <text:p>2.4054</text:p>
          </table:table-cell>
          <table:table-cell table:formula="of:=[.E46]/[.$J$3]" office:value-type="float" office:value="0.248612446125702" calcext:value-type="float">
            <text:p>0.248612446125702</text:p>
          </table:table-cell>
          <table:table-cell table:formula="of:=AVERAGE([.B46];[.D46];[.F46])" office:value-type="float" office:value="0.26772985506048" calcext:value-type="float">
            <text:p>0.26772985506048</text:p>
          </table:table-cell>
          <table:table-cell table:formula="of:=AVERAGE([.B46];[.D46];[.F46])" office:value-type="float" office:value="0.26772985506048" calcext:value-type="float">
            <text:p>0.26772985506048</text:p>
          </table:table-cell>
          <table:table-cell table:number-columns-repeated="2"/>
        </table:table-row>
        <table:table-row table:style-name="ro1">
          <table:table-cell office:value-type="float" office:value="2.5134" calcext:value-type="float">
            <text:p>2.5134</text:p>
          </table:table-cell>
          <table:table-cell table:formula="of:=[.A47]/[.$J$3]" office:value-type="float" office:value="0.259774890701064" calcext:value-type="float">
            <text:p>0.259774890701064</text:p>
          </table:table-cell>
          <table:table-cell office:value-type="float" office:value="2.732" calcext:value-type="float">
            <text:p>2.732</text:p>
          </table:table-cell>
          <table:table-cell table:formula="of:=[.C47]/[.$J$3]" office:value-type="float" office:value="0.282368505369343" calcext:value-type="float">
            <text:p>0.282368505369343</text:p>
          </table:table-cell>
          <table:table-cell office:value-type="float" office:value="2.3699" calcext:value-type="float">
            <text:p>2.3699</text:p>
          </table:table-cell>
          <table:table-cell table:formula="of:=[.E47]/[.$J$3]" office:value-type="float" office:value="0.244943309251393" calcext:value-type="float">
            <text:p>0.244943309251393</text:p>
          </table:table-cell>
          <table:table-cell table:formula="of:=AVERAGE([.B47];[.D47];[.F47])" office:value-type="float" office:value="0.262362235107266" calcext:value-type="float">
            <text:p>0.262362235107266</text:p>
          </table:table-cell>
          <table:table-cell table:formula="of:=AVERAGE([.B47];[.D47];[.F47])" office:value-type="float" office:value="0.262362235107266" calcext:value-type="float">
            <text:p>0.262362235107266</text:p>
          </table:table-cell>
          <table:table-cell table:number-columns-repeated="2"/>
        </table:table-row>
        <table:table-row table:style-name="ro1">
          <table:table-cell office:value-type="float" office:value="2.4592" calcext:value-type="float">
            <text:p>2.4592</text:p>
          </table:table-cell>
          <table:table-cell table:formula="of:=[.A48]/[.$J$3]" office:value-type="float" office:value="0.254172997219724" calcext:value-type="float">
            <text:p>0.254172997219724</text:p>
          </table:table-cell>
          <table:table-cell office:value-type="float" office:value="2.6642" calcext:value-type="float">
            <text:p>2.6642</text:p>
          </table:table-cell>
          <table:table-cell table:formula="of:=[.C48]/[.$J$3]" office:value-type="float" office:value="0.275360970719254" calcext:value-type="float">
            <text:p>0.275360970719254</text:p>
          </table:table-cell>
          <table:table-cell office:value-type="float" office:value="2.3345" calcext:value-type="float">
            <text:p>2.3345</text:p>
          </table:table-cell>
          <table:table-cell table:formula="of:=[.E48]/[.$J$3]" office:value-type="float" office:value="0.241284507973913" calcext:value-type="float">
            <text:p>0.241284507973913</text:p>
          </table:table-cell>
          <table:table-cell table:formula="of:=AVERAGE([.B48];[.D48];[.F48])" office:value-type="float" office:value="0.256939491970964" calcext:value-type="float">
            <text:p>0.256939491970964</text:p>
          </table:table-cell>
          <table:table-cell table:formula="of:=AVERAGE([.B48];[.D48];[.F48])" office:value-type="float" office:value="0.256939491970964" calcext:value-type="float">
            <text:p>0.256939491970964</text:p>
          </table:table-cell>
          <table:table-cell table:number-columns-repeated="2"/>
        </table:table-row>
        <table:table-row table:style-name="ro1">
          <table:table-cell office:value-type="float" office:value="2.4048" calcext:value-type="float">
            <text:p>2.4048</text:p>
          </table:table-cell>
          <table:table-cell table:formula="of:=[.A49]/[.$J$3]" office:value-type="float" office:value="0.248550432544727" calcext:value-type="float">
            <text:p>0.248550432544727</text:p>
          </table:table-cell>
          <table:table-cell office:value-type="float" office:value="2.589" calcext:value-type="float">
            <text:p>2.589</text:p>
          </table:table-cell>
          <table:table-cell table:formula="of:=[.C49]/[.$J$3]" office:value-type="float" office:value="0.267588601903817" calcext:value-type="float">
            <text:p>0.267588601903817</text:p>
          </table:table-cell>
          <table:table-cell office:value-type="float" office:value="2.2991" calcext:value-type="float">
            <text:p>2.2991</text:p>
          </table:table-cell>
          <table:table-cell table:formula="of:=[.E49]/[.$J$3]" office:value-type="float" office:value="0.237625706696433" calcext:value-type="float">
            <text:p>0.237625706696433</text:p>
          </table:table-cell>
          <table:table-cell table:formula="of:=AVERAGE([.B49];[.D49];[.F49])" office:value-type="float" office:value="0.251254913714992" calcext:value-type="float">
            <text:p>0.251254913714992</text:p>
          </table:table-cell>
          <table:table-cell table:formula="of:=AVERAGE([.B49];[.D49];[.F49])" office:value-type="float" office:value="0.251254913714992" calcext:value-type="float">
            <text:p>0.251254913714992</text:p>
          </table:table-cell>
          <table:table-cell table:number-columns-repeated="2"/>
        </table:table-row>
        <table:table-row table:style-name="ro1">
          <table:table-cell office:value-type="float" office:value="2.3699" calcext:value-type="float">
            <text:p>2.3699</text:p>
          </table:table-cell>
          <table:table-cell table:formula="of:=[.A50]/[.$J$3]" office:value-type="float" office:value="0.244943309251393" calcext:value-type="float">
            <text:p>0.244943309251393</text:p>
          </table:table-cell>
          <table:table-cell office:value-type="float" office:value="2.535" calcext:value-type="float">
            <text:p>2.535</text:p>
          </table:table-cell>
          <table:table-cell table:formula="of:=[.C50]/[.$J$3]" office:value-type="float" office:value="0.262007379616136" calcext:value-type="float">
            <text:p>0.262007379616136</text:p>
          </table:table-cell>
          <table:table-cell office:value-type="float" office:value="2.3235" calcext:value-type="float">
            <text:p>2.3235</text:p>
          </table:table-cell>
          <table:table-cell table:formula="of:=[.E50]/[.$J$3]" office:value-type="float" office:value="0.240147592322719" calcext:value-type="float">
            <text:p>0.240147592322719</text:p>
          </table:table-cell>
          <table:table-cell table:formula="of:=AVERAGE([.B50];[.D50];[.F50])" office:value-type="float" office:value="0.249032760396749" calcext:value-type="float">
            <text:p>0.249032760396749</text:p>
          </table:table-cell>
          <table:table-cell table:formula="of:=AVERAGE([.B50];[.D50];[.F50])" office:value-type="float" office:value="0.249032760396749" calcext:value-type="float">
            <text:p>0.249032760396749</text:p>
          </table:table-cell>
          <table:table-cell table:number-columns-repeated="2"/>
        </table:table-row>
        <table:table-row table:style-name="ro1">
          <table:table-cell office:value-type="float" office:value="2.3688" calcext:value-type="float">
            <text:p>2.3688</text:p>
          </table:table-cell>
          <table:table-cell table:formula="of:=[.A51]/[.$J$3]" office:value-type="float" office:value="0.244829617686273" calcext:value-type="float">
            <text:p>0.244829617686273</text:p>
          </table:table-cell>
          <table:table-cell office:value-type="float" office:value="2.5039" calcext:value-type="float">
            <text:p>2.5039</text:p>
          </table:table-cell>
          <table:table-cell table:formula="of:=[.C51]/[.$J$3]" office:value-type="float" office:value="0.258793009002305" calcext:value-type="float">
            <text:p>0.258793009002305</text:p>
          </table:table-cell>
          <table:table-cell office:value-type="float" office:value="2.3689" calcext:value-type="float">
            <text:p>2.3689</text:p>
          </table:table-cell>
          <table:table-cell table:formula="of:=[.E51]/[.$J$3]" office:value-type="float" office:value="0.244839953283102" calcext:value-type="float">
            <text:p>0.244839953283102</text:p>
          </table:table-cell>
          <table:table-cell table:formula="of:=AVERAGE([.B51];[.D51];[.F51])" office:value-type="float" office:value="0.249487526657227" calcext:value-type="float">
            <text:p>0.249487526657227</text:p>
          </table:table-cell>
          <table:table-cell table:formula="of:=AVERAGE([.B51];[.D51];[.F51])" office:value-type="float" office:value="0.249487526657227" calcext:value-type="float">
            <text:p>0.249487526657227</text:p>
          </table:table-cell>
          <table:table-cell table:number-columns-repeated="2"/>
        </table:table-row>
        <table:table-row table:style-name="ro1">
          <table:table-cell office:value-type="float" office:value="2.3677" calcext:value-type="float">
            <text:p>2.3677</text:p>
          </table:table-cell>
          <table:table-cell table:formula="of:=[.A52]/[.$J$3]" office:value-type="float" office:value="0.244715926121154" calcext:value-type="float">
            <text:p>0.244715926121154</text:p>
          </table:table-cell>
          <table:table-cell office:value-type="float" office:value="2.4727" calcext:value-type="float">
            <text:p>2.4727</text:p>
          </table:table-cell>
          <table:table-cell table:formula="of:=[.C52]/[.$J$3]" office:value-type="float" office:value="0.255568302791645" calcext:value-type="float">
            <text:p>0.255568302791645</text:p>
          </table:table-cell>
          <table:table-cell office:value-type="float" office:value="2.4086" calcext:value-type="float">
            <text:p>2.4086</text:p>
          </table:table-cell>
          <table:table-cell table:formula="of:=[.E52]/[.$J$3]" office:value-type="float" office:value="0.248943185224231" calcext:value-type="float">
            <text:p>0.248943185224231</text:p>
          </table:table-cell>
          <table:table-cell table:formula="of:=AVERAGE([.B52];[.D52];[.F52])" office:value-type="float" office:value="0.24974247137901" calcext:value-type="float">
            <text:p>0.24974247137901</text:p>
          </table:table-cell>
          <table:table-cell table:formula="of:=AVERAGE([.B52];[.D52];[.F52])" office:value-type="float" office:value="0.24974247137901" calcext:value-type="float">
            <text:p>0.24974247137901</text:p>
          </table:table-cell>
          <table:table-cell table:number-columns-repeated="2"/>
        </table:table-row>
        <table:table-row table:style-name="ro1">
          <table:table-cell office:value-type="float" office:value="2.3667" calcext:value-type="float">
            <text:p>2.3667</text:p>
          </table:table-cell>
          <table:table-cell table:formula="of:=[.A53]/[.$J$3]" office:value-type="float" office:value="0.244612570152863" calcext:value-type="float">
            <text:p>0.244612570152863</text:p>
          </table:table-cell>
          <table:table-cell office:value-type="float" office:value="2.4416" calcext:value-type="float">
            <text:p>2.4416</text:p>
          </table:table-cell>
          <table:table-cell table:formula="of:=[.C53]/[.$J$3]" office:value-type="float" office:value="0.252353932177814" calcext:value-type="float">
            <text:p>0.252353932177814</text:p>
          </table:table-cell>
          <table:table-cell office:value-type="float" office:value="2.4483" calcext:value-type="float">
            <text:p>2.4483</text:p>
          </table:table-cell>
          <table:table-cell table:formula="of:=[.E53]/[.$J$3]" office:value-type="float" office:value="0.253046417165359" calcext:value-type="float">
            <text:p>0.253046417165359</text:p>
          </table:table-cell>
          <table:table-cell table:formula="of:=AVERAGE([.B53];[.D53];[.F53])" office:value-type="float" office:value="0.250004306498679" calcext:value-type="float">
            <text:p>0.250004306498679</text:p>
          </table:table-cell>
          <table:table-cell table:formula="of:=AVERAGE([.B53];[.D53];[.F53])" office:value-type="float" office:value="0.250004306498679" calcext:value-type="float">
            <text:p>0.250004306498679</text:p>
          </table:table-cell>
          <table:table-cell table:number-columns-repeated="2"/>
        </table:table-row>
        <table:table-row table:style-name="ro1">
          <table:table-cell office:value-type="float" office:value="2.3656" calcext:value-type="float">
            <text:p>2.3656</text:p>
          </table:table-cell>
          <table:table-cell table:formula="of:=[.A54]/[.$J$3]" office:value-type="float" office:value="0.244498878587744" calcext:value-type="float">
            <text:p>0.244498878587744</text:p>
          </table:table-cell>
          <table:table-cell office:value-type="float" office:value="2.4105" calcext:value-type="float">
            <text:p>2.4105</text:p>
          </table:table-cell>
          <table:table-cell table:formula="of:=[.C54]/[.$J$3]" office:value-type="float" office:value="0.249139561563983" calcext:value-type="float">
            <text:p>0.249139561563983</text:p>
          </table:table-cell>
          <table:table-cell office:value-type="float" office:value="2.488" calcext:value-type="float">
            <text:p>2.488</text:p>
          </table:table-cell>
          <table:table-cell table:formula="of:=[.E54]/[.$J$3]" office:value-type="float" office:value="0.257149649106488" calcext:value-type="float">
            <text:p>0.257149649106488</text:p>
          </table:table-cell>
          <table:table-cell table:formula="of:=AVERAGE([.B54];[.D54];[.F54])" office:value-type="float" office:value="0.250262696419405" calcext:value-type="float">
            <text:p>0.250262696419405</text:p>
          </table:table-cell>
          <table:table-cell table:formula="of:=AVERAGE([.B54];[.D54];[.F54])" office:value-type="float" office:value="0.250262696419405" calcext:value-type="float">
            <text:p>0.250262696419405</text:p>
          </table:table-cell>
          <table:table-cell table:number-columns-repeated="2"/>
        </table:table-row>
        <table:table-row table:style-name="ro1">
          <table:table-cell office:value-type="float" office:value="2.3645" calcext:value-type="float">
            <text:p>2.3645</text:p>
          </table:table-cell>
          <table:table-cell table:formula="of:=[.A55]/[.$J$3]" office:value-type="float" office:value="0.244385187022625" calcext:value-type="float">
            <text:p>0.244385187022625</text:p>
          </table:table-cell>
          <table:table-cell office:value-type="float" office:value="2.3793" calcext:value-type="float">
            <text:p>2.3793</text:p>
          </table:table-cell>
          <table:table-cell table:formula="of:=[.C55]/[.$J$3]" office:value-type="float" office:value="0.245914855353322" calcext:value-type="float">
            <text:p>0.245914855353322</text:p>
          </table:table-cell>
          <table:table-cell office:value-type="float" office:value="2.5277" calcext:value-type="float">
            <text:p>2.5277</text:p>
          </table:table-cell>
          <table:table-cell table:formula="of:=[.E55]/[.$J$3]" office:value-type="float" office:value="0.261252881047616" calcext:value-type="float">
            <text:p>0.261252881047616</text:p>
          </table:table-cell>
          <table:table-cell table:formula="of:=AVERAGE([.B55];[.D55];[.F55])" office:value-type="float" office:value="0.250517641141188" calcext:value-type="float">
            <text:p>0.250517641141188</text:p>
          </table:table-cell>
          <table:table-cell table:formula="of:=AVERAGE([.B55];[.D55];[.F55])" office:value-type="float" office:value="0.250517641141188" calcext:value-type="float">
            <text:p>0.250517641141188</text:p>
          </table:table-cell>
          <table:table-cell table:number-columns-repeated="2"/>
        </table:table-row>
        <table:table-row table:style-name="ro1">
          <table:table-cell office:value-type="float" office:value="2.3634" calcext:value-type="float">
            <text:p>2.3634</text:p>
          </table:table-cell>
          <table:table-cell table:formula="of:=[.A56]/[.$J$3]" office:value-type="float" office:value="0.244271495457505" calcext:value-type="float">
            <text:p>0.244271495457505</text:p>
          </table:table-cell>
          <table:table-cell office:value-type="float" office:value="2.3318" calcext:value-type="float">
            <text:p>2.3318</text:p>
          </table:table-cell>
          <table:table-cell table:formula="of:=[.C56]/[.$J$3]" office:value-type="float" office:value="0.241005446859529" calcext:value-type="float">
            <text:p>0.241005446859529</text:p>
          </table:table-cell>
          <table:table-cell office:value-type="float" office:value="2.5674" calcext:value-type="float">
            <text:p>2.5674</text:p>
          </table:table-cell>
          <table:table-cell table:formula="of:=[.E56]/[.$J$3]" office:value-type="float" office:value="0.265356112988745" calcext:value-type="float">
            <text:p>0.265356112988745</text:p>
          </table:table-cell>
          <table:table-cell table:formula="of:=AVERAGE([.B56];[.D56];[.F56])" office:value-type="float" office:value="0.25021101843526" calcext:value-type="float">
            <text:p>0.25021101843526</text:p>
          </table:table-cell>
          <table:table-cell table:formula="of:=AVERAGE([.B56];[.D56];[.F56])" office:value-type="float" office:value="0.25021101843526" calcext:value-type="float">
            <text:p>0.25021101843526</text:p>
          </table:table-cell>
          <table:table-cell table:number-columns-repeated="2"/>
        </table:table-row>
        <table:table-row table:style-name="ro1">
          <table:table-cell office:value-type="float" office:value="2.3647" calcext:value-type="float">
            <text:p>2.3647</text:p>
          </table:table-cell>
          <table:table-cell table:formula="of:=[.A57]/[.$J$3]" office:value-type="float" office:value="0.244405858216283" calcext:value-type="float">
            <text:p>0.244405858216283</text:p>
          </table:table-cell>
          <table:table-cell office:value-type="float" office:value="2.3011" calcext:value-type="float">
            <text:p>2.3011</text:p>
          </table:table-cell>
          <table:table-cell table:formula="of:=[.C57]/[.$J$3]" office:value-type="float" office:value="0.237832418633014" calcext:value-type="float">
            <text:p>0.237832418633014</text:p>
          </table:table-cell>
          <table:table-cell office:value-type="float" office:value="2.63" calcext:value-type="float">
            <text:p>2.63</text:p>
          </table:table-cell>
          <table:table-cell table:formula="of:=[.E57]/[.$J$3]" office:value-type="float" office:value="0.271826196603723" calcext:value-type="float">
            <text:p>0.271826196603723</text:p>
          </table:table-cell>
          <table:table-cell table:formula="of:=AVERAGE([.B57];[.D57];[.F57])" office:value-type="float" office:value="0.25135482448434" calcext:value-type="float">
            <text:p>0.25135482448434</text:p>
          </table:table-cell>
          <table:table-cell table:formula="of:=AVERAGE([.B57];[.D57];[.F57])" office:value-type="float" office:value="0.25135482448434" calcext:value-type="float">
            <text:p>0.25135482448434</text:p>
          </table:table-cell>
          <table:table-cell table:number-columns-repeated="2"/>
        </table:table-row>
        <table:table-row table:style-name="ro1">
          <table:table-cell office:value-type="float" office:value="2.4897" calcext:value-type="float">
            <text:p>2.4897</text:p>
          </table:table-cell>
          <table:table-cell table:formula="of:=[.A58]/[.$J$3]" office:value-type="float" office:value="0.257325354252581" calcext:value-type="float">
            <text:p>0.257325354252581</text:p>
          </table:table-cell>
          <table:table-cell office:value-type="float" office:value="2.3866" calcext:value-type="float">
            <text:p>2.3866</text:p>
          </table:table-cell>
          <table:table-cell table:formula="of:=[.C58]/[.$J$3]" office:value-type="float" office:value="0.246669353921842" calcext:value-type="float">
            <text:p>0.246669353921842</text:p>
          </table:table-cell>
          <table:table-cell office:value-type="float" office:value="2.8074" calcext:value-type="float">
            <text:p>2.8074</text:p>
          </table:table-cell>
          <table:table-cell table:formula="of:=[.E58]/[.$J$3]" office:value-type="float" office:value="0.290161545378438" calcext:value-type="float">
            <text:p>0.290161545378438</text:p>
          </table:table-cell>
          <table:table-cell table:formula="of:=AVERAGE([.B58];[.D58];[.F58])" office:value-type="float" office:value="0.264718751184287" calcext:value-type="float">
            <text:p>0.264718751184287</text:p>
          </table:table-cell>
          <table:table-cell table:formula="of:=AVERAGE([.B58];[.D58];[.F58])" office:value-type="float" office:value="0.264718751184287" calcext:value-type="float">
            <text:p>0.264718751184287</text:p>
          </table:table-cell>
          <table:table-cell table:number-columns-repeated="2"/>
        </table:table-row>
        <table:table-row table:style-name="ro1">
          <table:table-cell office:value-type="float" office:value="2.6146" calcext:value-type="float">
            <text:p>2.6146</text:p>
          </table:table-cell>
          <table:table-cell table:formula="of:=[.A59]/[.$J$3]" office:value-type="float" office:value="0.270234514692051" calcext:value-type="float">
            <text:p>0.270234514692051</text:p>
          </table:table-cell>
          <table:table-cell office:value-type="float" office:value="2.472" calcext:value-type="float">
            <text:p>2.472</text:p>
          </table:table-cell>
          <table:table-cell table:formula="of:=[.C59]/[.$J$3]" office:value-type="float" office:value="0.255495953613841" calcext:value-type="float">
            <text:p>0.255495953613841</text:p>
          </table:table-cell>
          <table:table-cell office:value-type="float" office:value="2.9711" calcext:value-type="float">
            <text:p>2.9711</text:p>
          </table:table-cell>
          <table:table-cell table:formula="of:=[.E59]/[.$J$3]" office:value-type="float" office:value="0.307080917387574" calcext:value-type="float">
            <text:p>0.307080917387574</text:p>
          </table:table-cell>
          <table:table-cell table:formula="of:=AVERAGE([.B59];[.D59];[.F59])" office:value-type="float" office:value="0.277603795231156" calcext:value-type="float">
            <text:p>0.277603795231156</text:p>
          </table:table-cell>
          <table:table-cell table:formula="of:=AVERAGE([.B59];[.D59];[.F59])" office:value-type="float" office:value="0.277603795231156" calcext:value-type="float">
            <text:p>0.277603795231156</text:p>
          </table:table-cell>
          <table:table-cell table:number-columns-repeated="2"/>
        </table:table-row>
        <table:table-row table:style-name="ro1">
          <table:table-cell office:value-type="float" office:value="2.7396" calcext:value-type="float">
            <text:p>2.7396</text:p>
          </table:table-cell>
          <table:table-cell table:formula="of:=[.A60]/[.$J$3]" office:value-type="float" office:value="0.28315401072835" calcext:value-type="float">
            <text:p>0.28315401072835</text:p>
          </table:table-cell>
          <table:table-cell office:value-type="float" office:value="2.5575" calcext:value-type="float">
            <text:p>2.5575</text:p>
          </table:table-cell>
          <table:table-cell table:formula="of:=[.C60]/[.$J$3]" office:value-type="float" office:value="0.26433288890267" calcext:value-type="float">
            <text:p>0.26433288890267</text:p>
          </table:table-cell>
          <table:table-cell office:value-type="float" office:value="3.1349" calcext:value-type="float">
            <text:p>3.1349</text:p>
          </table:table-cell>
          <table:table-cell table:formula="of:=[.E60]/[.$J$3]" office:value-type="float" office:value="0.32401062499354" calcext:value-type="float">
            <text:p>0.32401062499354</text:p>
          </table:table-cell>
          <table:table-cell table:formula="of:=AVERAGE([.B60];[.D60];[.F60])" office:value-type="float" office:value="0.290499174874853" calcext:value-type="float">
            <text:p>0.290499174874853</text:p>
          </table:table-cell>
          <table:table-cell table:formula="of:=AVERAGE([.B60];[.D60];[.F60])" office:value-type="float" office:value="0.290499174874853" calcext:value-type="float">
            <text:p>0.290499174874853</text:p>
          </table:table-cell>
          <table:table-cell table:number-columns-repeated="2"/>
        </table:table-row>
        <table:table-row table:style-name="ro1">
          <table:table-cell office:value-type="float" office:value="2.8646" calcext:value-type="float">
            <text:p>2.8646</text:p>
          </table:table-cell>
          <table:table-cell table:formula="of:=[.A61]/[.$J$3]" office:value-type="float" office:value="0.296073506764648" calcext:value-type="float">
            <text:p>0.296073506764648</text:p>
          </table:table-cell>
          <table:table-cell office:value-type="float" office:value="2.643" calcext:value-type="float">
            <text:p>2.643</text:p>
          </table:table-cell>
          <table:table-cell table:formula="of:=[.C61]/[.$J$3]" office:value-type="float" office:value="0.273169824191498" calcext:value-type="float">
            <text:p>0.273169824191498</text:p>
          </table:table-cell>
          <table:table-cell office:value-type="float" office:value="3.2986" calcext:value-type="float">
            <text:p>3.2986</text:p>
          </table:table-cell>
          <table:table-cell table:formula="of:=[.E61]/[.$J$3]" office:value-type="float" office:value="0.340929997002677" calcext:value-type="float">
            <text:p>0.340929997002677</text:p>
          </table:table-cell>
          <table:table-cell table:formula="of:=AVERAGE([.B61];[.D61];[.F61])" office:value-type="float" office:value="0.303391109319608" calcext:value-type="float">
            <text:p>0.303391109319608</text:p>
          </table:table-cell>
          <table:table-cell table:formula="of:=AVERAGE([.B61];[.D61];[.F61])" office:value-type="float" office:value="0.303391109319608" calcext:value-type="float">
            <text:p>0.303391109319608</text:p>
          </table:table-cell>
          <table:table-cell table:number-columns-repeated="2"/>
        </table:table-row>
        <table:table-row table:style-name="ro1">
          <table:table-cell office:value-type="float" office:value="2.9895" calcext:value-type="float">
            <text:p>2.9895</text:p>
          </table:table-cell>
          <table:table-cell table:formula="of:=[.A62]/[.$J$3]" office:value-type="float" office:value="0.308982667204118" calcext:value-type="float">
            <text:p>0.308982667204118</text:p>
          </table:table-cell>
          <table:table-cell office:value-type="float" office:value="2.7285" calcext:value-type="float">
            <text:p>2.7285</text:p>
          </table:table-cell>
          <table:table-cell table:formula="of:=[.C62]/[.$J$3]" office:value-type="float" office:value="0.282006759480326" calcext:value-type="float">
            <text:p>0.282006759480326</text:p>
          </table:table-cell>
          <table:table-cell office:value-type="float" office:value="3.4624" calcext:value-type="float">
            <text:p>3.4624</text:p>
          </table:table-cell>
          <table:table-cell table:formula="of:=[.E62]/[.$J$3]" office:value-type="float" office:value="0.357859704608643" calcext:value-type="float">
            <text:p>0.357859704608643</text:p>
          </table:table-cell>
          <table:table-cell table:formula="of:=AVERAGE([.B62];[.D62];[.F62])" office:value-type="float" office:value="0.316283043764362" calcext:value-type="float">
            <text:p>0.316283043764362</text:p>
          </table:table-cell>
          <table:table-cell table:formula="of:=AVERAGE([.B62];[.D62];[.F62])" office:value-type="float" office:value="0.316283043764362" calcext:value-type="float">
            <text:p>0.316283043764362</text:p>
          </table:table-cell>
          <table:table-cell table:number-columns-repeated="2"/>
        </table:table-row>
        <table:table-row table:style-name="ro1">
          <table:table-cell office:value-type="float" office:value="3.1145" calcext:value-type="float">
            <text:p>3.1145</text:p>
          </table:table-cell>
          <table:table-cell table:formula="of:=[.A63]/[.$J$3]" office:value-type="float" office:value="0.321902163240416" calcext:value-type="float">
            <text:p>0.321902163240416</text:p>
          </table:table-cell>
          <table:table-cell office:value-type="float" office:value="2.7962" calcext:value-type="float">
            <text:p>2.7962</text:p>
          </table:table-cell>
          <table:table-cell table:formula="of:=[.C63]/[.$J$3]" office:value-type="float" office:value="0.289003958533585" calcext:value-type="float">
            <text:p>0.289003958533585</text:p>
          </table:table-cell>
          <table:table-cell office:value-type="float" office:value="3.6262" calcext:value-type="float">
            <text:p>3.6262</text:p>
          </table:table-cell>
          <table:table-cell table:formula="of:=[.E63]/[.$J$3]" office:value-type="float" office:value="0.374789412214608" calcext:value-type="float">
            <text:p>0.374789412214608</text:p>
          </table:table-cell>
          <table:table-cell table:formula="of:=AVERAGE([.B63];[.D63];[.F63])" office:value-type="float" office:value="0.328565177996203" calcext:value-type="float">
            <text:p>0.328565177996203</text:p>
          </table:table-cell>
          <table:table-cell table:formula="of:=AVERAGE([.B63];[.D63];[.F63])" office:value-type="float" office:value="0.328565177996203" calcext:value-type="float">
            <text:p>0.328565177996203</text:p>
          </table:table-cell>
          <table:table-cell table:number-columns-repeated="2"/>
        </table:table-row>
        <table:table-row table:style-name="ro1">
          <table:table-cell office:value-type="float" office:value="3.2253" calcext:value-type="float">
            <text:p>3.2253</text:p>
          </table:table-cell>
          <table:table-cell table:formula="of:=[.A64]/[.$J$3]" office:value-type="float" office:value="0.333354004526991" calcext:value-type="float">
            <text:p>0.333354004526991</text:p>
          </table:table-cell>
          <table:table-cell office:value-type="float" office:value="2.846" calcext:value-type="float">
            <text:p>2.846</text:p>
          </table:table-cell>
          <table:table-cell table:formula="of:=[.C64]/[.$J$3]" office:value-type="float" office:value="0.294151085754447" calcext:value-type="float">
            <text:p>0.294151085754447</text:p>
          </table:table-cell>
          <table:table-cell office:value-type="float" office:value="3.7899" calcext:value-type="float">
            <text:p>3.7899</text:p>
          </table:table-cell>
          <table:table-cell table:formula="of:=[.E64]/[.$J$3]" office:value-type="float" office:value="0.391708784223745" calcext:value-type="float">
            <text:p>0.391708784223745</text:p>
          </table:table-cell>
          <table:table-cell table:formula="of:=AVERAGE([.B64];[.D64];[.F64])" office:value-type="float" office:value="0.339737958168394" calcext:value-type="float">
            <text:p>0.339737958168394</text:p>
          </table:table-cell>
          <table:table-cell table:formula="of:=AVERAGE([.B64];[.D64];[.F64])" office:value-type="float" office:value="0.339737958168394" calcext:value-type="float">
            <text:p>0.339737958168394</text:p>
          </table:table-cell>
          <table:table-cell table:number-columns-repeated="2"/>
        </table:table-row>
        <table:table-row table:style-name="ro1">
          <table:table-cell office:value-type="float" office:value="3.4345" calcext:value-type="float">
            <text:p>3.4345</text:p>
          </table:table-cell>
          <table:table-cell table:formula="of:=[.A65]/[.$J$3]" office:value-type="float" office:value="0.354976073093341" calcext:value-type="float">
            <text:p>0.354976073093341</text:p>
          </table:table-cell>
          <table:table-cell office:value-type="float" office:value="3.0358" calcext:value-type="float">
            <text:p>3.0358</text:p>
          </table:table-cell>
          <table:table-cell table:formula="of:=[.C65]/[.$J$3]" office:value-type="float" office:value="0.313768048535963" calcext:value-type="float">
            <text:p>0.313768048535963</text:p>
          </table:table-cell>
          <table:table-cell office:value-type="float" office:value="4.0216" calcext:value-type="float">
            <text:p>4.0216</text:p>
          </table:table-cell>
          <table:table-cell table:formula="of:=[.E65]/[.$J$3]" office:value-type="float" office:value="0.415656362076628" calcext:value-type="float">
            <text:p>0.415656362076628</text:p>
          </table:table-cell>
          <table:table-cell table:formula="of:=AVERAGE([.B65];[.D65];[.F65])" office:value-type="float" office:value="0.361466827901977" calcext:value-type="float">
            <text:p>0.361466827901977</text:p>
          </table:table-cell>
          <table:table-cell table:formula="of:=AVERAGE([.B65];[.D65];[.F65])" office:value-type="float" office:value="0.361466827901977" calcext:value-type="float">
            <text:p>0.361466827901977</text:p>
          </table:table-cell>
          <table:table-cell table:number-columns-repeated="2"/>
        </table:table-row>
        <table:table-row table:style-name="ro1">
          <table:table-cell office:value-type="float" office:value="3.6718" calcext:value-type="float">
            <text:p>3.6718</text:p>
          </table:table-cell>
          <table:table-cell table:formula="of:=[.A66]/[.$J$3]" office:value-type="float" office:value="0.37950244436865" calcext:value-type="float">
            <text:p>0.37950244436865</text:p>
          </table:table-cell>
          <table:table-cell office:value-type="float" office:value="3.2574" calcext:value-type="float">
            <text:p>3.2574</text:p>
          </table:table-cell>
          <table:table-cell table:formula="of:=[.C66]/[.$J$3]" office:value-type="float" office:value="0.336671731109113" calcext:value-type="float">
            <text:p>0.336671731109113</text:p>
          </table:table-cell>
          <table:table-cell office:value-type="float" office:value="4.2679" calcext:value-type="float">
            <text:p>4.2679</text:p>
          </table:table-cell>
          <table:table-cell table:formula="of:=[.E66]/[.$J$3]" office:value-type="float" office:value="0.441112937066551" calcext:value-type="float">
            <text:p>0.441112937066551</text:p>
          </table:table-cell>
          <table:table-cell table:formula="of:=AVERAGE([.B66];[.D66];[.F66])" office:value-type="float" office:value="0.385762370848105" calcext:value-type="float">
            <text:p>0.385762370848105</text:p>
          </table:table-cell>
          <table:table-cell table:formula="of:=AVERAGE([.B66];[.D66];[.F66])" office:value-type="float" office:value="0.385762370848105" calcext:value-type="float">
            <text:p>0.385762370848105</text:p>
          </table:table-cell>
          <table:table-cell table:number-columns-repeated="2"/>
        </table:table-row>
        <table:table-row table:style-name="ro1">
          <table:table-cell office:value-type="float" office:value="3.909" calcext:value-type="float">
            <text:p>3.909</text:p>
          </table:table-cell>
          <table:table-cell table:formula="of:=[.A67]/[.$J$3]" office:value-type="float" office:value="0.40401848004713" calcext:value-type="float">
            <text:p>0.40401848004713</text:p>
          </table:table-cell>
          <table:table-cell office:value-type="float" office:value="3.479" calcext:value-type="float">
            <text:p>3.479</text:p>
          </table:table-cell>
          <table:table-cell table:formula="of:=[.C67]/[.$J$3]" office:value-type="float" office:value="0.359575413682263" calcext:value-type="float">
            <text:p>0.359575413682263</text:p>
          </table:table-cell>
          <table:table-cell office:value-type="float" office:value="4.5143" calcext:value-type="float">
            <text:p>4.5143</text:p>
          </table:table-cell>
          <table:table-cell table:formula="of:=[.E67]/[.$J$3]" office:value-type="float" office:value="0.466579847653303" calcext:value-type="float">
            <text:p>0.466579847653303</text:p>
          </table:table-cell>
          <table:table-cell table:formula="of:=AVERAGE([.B67];[.D67];[.F67])" office:value-type="float" office:value="0.410057913794232" calcext:value-type="float">
            <text:p>0.410057913794232</text:p>
          </table:table-cell>
          <table:table-cell table:formula="of:=AVERAGE([.B67];[.D67];[.F67])" office:value-type="float" office:value="0.410057913794232" calcext:value-type="float">
            <text:p>0.410057913794232</text:p>
          </table:table-cell>
          <table:table-cell table:number-columns-repeated="2"/>
        </table:table-row>
        <table:table-row table:style-name="ro1">
          <table:table-cell office:value-type="float" office:value="4.1463" calcext:value-type="float">
            <text:p>4.1463</text:p>
          </table:table-cell>
          <table:table-cell table:formula="of:=[.A68]/[.$J$3]" office:value-type="float" office:value="0.42854485132244" calcext:value-type="float">
            <text:p>0.42854485132244</text:p>
          </table:table-cell>
          <table:table-cell office:value-type="float" office:value="3.7007" calcext:value-type="float">
            <text:p>3.7007</text:p>
          </table:table-cell>
          <table:table-cell table:formula="of:=[.C68]/[.$J$3]" office:value-type="float" office:value="0.382489431852242" calcext:value-type="float">
            <text:p>0.382489431852242</text:p>
          </table:table-cell>
          <table:table-cell office:value-type="float" office:value="4.7607" calcext:value-type="float">
            <text:p>4.7607</text:p>
          </table:table-cell>
          <table:table-cell table:formula="of:=[.E68]/[.$J$3]" office:value-type="float" office:value="0.492046758240055" calcext:value-type="float">
            <text:p>0.492046758240055</text:p>
          </table:table-cell>
          <table:table-cell table:formula="of:=AVERAGE([.B68];[.D68];[.F68])" office:value-type="float" office:value="0.434360347138246" calcext:value-type="float">
            <text:p>0.434360347138246</text:p>
          </table:table-cell>
          <table:table-cell table:formula="of:=AVERAGE([.B68];[.D68];[.F68])" office:value-type="float" office:value="0.434360347138246" calcext:value-type="float">
            <text:p>0.434360347138246</text:p>
          </table:table-cell>
          <table:table-cell table:number-columns-repeated="2"/>
        </table:table-row>
        <table:table-row table:style-name="ro1">
          <table:table-cell office:value-type="float" office:value="4.3836" calcext:value-type="float">
            <text:p>4.3836</text:p>
          </table:table-cell>
          <table:table-cell table:formula="of:=[.A69]/[.$J$3]" office:value-type="float" office:value="0.453071222597749" calcext:value-type="float">
            <text:p>0.453071222597749</text:p>
          </table:table-cell>
          <table:table-cell office:value-type="float" office:value="3.9223" calcext:value-type="float">
            <text:p>3.9223</text:p>
          </table:table-cell>
          <table:table-cell table:formula="of:=[.C69]/[.$J$3]" office:value-type="float" office:value="0.405393114425393" calcext:value-type="float">
            <text:p>0.405393114425393</text:p>
          </table:table-cell>
          <table:table-cell office:value-type="float" office:value="5.0071" calcext:value-type="float">
            <text:p>5.0071</text:p>
          </table:table-cell>
          <table:table-cell table:formula="of:=[.E69]/[.$J$3]" office:value-type="float" office:value="0.517513668826806" calcext:value-type="float">
            <text:p>0.517513668826806</text:p>
          </table:table-cell>
          <table:table-cell table:formula="of:=AVERAGE([.B69];[.D69];[.F69])" office:value-type="float" office:value="0.458659335283316" calcext:value-type="float">
            <text:p>0.458659335283316</text:p>
          </table:table-cell>
          <table:table-cell table:formula="of:=AVERAGE([.B69];[.D69];[.F69])" office:value-type="float" office:value="0.458659335283316" calcext:value-type="float">
            <text:p>0.458659335283316</text:p>
          </table:table-cell>
          <table:table-cell table:number-columns-repeated="2"/>
        </table:table-row>
        <table:table-row table:style-name="ro1">
          <table:table-cell office:value-type="float" office:value="4.6209" calcext:value-type="float">
            <text:p>4.6209</text:p>
          </table:table-cell>
          <table:table-cell table:formula="of:=[.A70]/[.$J$3]" office:value-type="float" office:value="0.477597593873058" calcext:value-type="float">
            <text:p>0.477597593873058</text:p>
          </table:table-cell>
          <table:table-cell office:value-type="float" office:value="4.1404" calcext:value-type="float">
            <text:p>4.1404</text:p>
          </table:table-cell>
          <table:table-cell table:formula="of:=[.C70]/[.$J$3]" office:value-type="float" office:value="0.427935051109526" calcext:value-type="float">
            <text:p>0.427935051109526</text:p>
          </table:table-cell>
          <table:table-cell office:value-type="float" office:value="5.2535" calcext:value-type="float">
            <text:p>5.2535</text:p>
          </table:table-cell>
          <table:table-cell table:formula="of:=[.E70]/[.$J$3]" office:value-type="float" office:value="0.542980579413558" calcext:value-type="float">
            <text:p>0.542980579413558</text:p>
          </table:table-cell>
          <table:table-cell table:formula="of:=AVERAGE([.B70];[.D70];[.F70])" office:value-type="float" office:value="0.482837741465381" calcext:value-type="float">
            <text:p>0.482837741465381</text:p>
          </table:table-cell>
          <table:table-cell table:formula="of:=AVERAGE([.B70];[.D70];[.F70])" office:value-type="float" office:value="0.482837741465381" calcext:value-type="float">
            <text:p>0.482837741465381</text:p>
          </table:table-cell>
          <table:table-cell table:number-columns-repeated="2"/>
        </table:table-row>
        <table:table-row table:style-name="ro1">
          <table:table-cell office:value-type="float" office:value="4.8578" calcext:value-type="float">
            <text:p>4.8578</text:p>
          </table:table-cell>
          <table:table-cell table:formula="of:=[.A71]/[.$J$3]" office:value-type="float" office:value="0.502082622761051" calcext:value-type="float">
            <text:p>0.502082622761051</text:p>
          </table:table-cell>
          <table:table-cell office:value-type="float" office:value="4.341" calcext:value-type="float">
            <text:p>4.341</text:p>
          </table:table-cell>
          <table:table-cell table:formula="of:=[.C71]/[.$J$3]" office:value-type="float" office:value="0.448668258348578" calcext:value-type="float">
            <text:p>0.448668258348578</text:p>
          </table:table-cell>
          <table:table-cell office:value-type="float" office:value="5.4999" calcext:value-type="float">
            <text:p>5.4999</text:p>
          </table:table-cell>
          <table:table-cell table:formula="of:=[.E71]/[.$J$3]" office:value-type="float" office:value="0.56844749000031" calcext:value-type="float">
            <text:p>0.56844749000031</text:p>
          </table:table-cell>
          <table:table-cell table:formula="of:=AVERAGE([.B71];[.D71];[.F71])" office:value-type="float" office:value="0.506399457036647" calcext:value-type="float">
            <text:p>0.506399457036647</text:p>
          </table:table-cell>
          <table:table-cell table:formula="of:=AVERAGE([.B71];[.D71];[.F71])" office:value-type="float" office:value="0.506399457036647" calcext:value-type="float">
            <text:p>0.506399457036647</text:p>
          </table:table-cell>
          <table:table-cell table:number-columns-repeated="2"/>
        </table:table-row>
        <table:table-row table:style-name="ro1">
          <table:table-cell office:value-type="float" office:value="5.0979" calcext:value-type="float">
            <text:p>5.0979</text:p>
          </table:table-cell>
          <table:table-cell table:formula="of:=[.A72]/[.$J$3]" office:value-type="float" office:value="0.526898390747574" calcext:value-type="float">
            <text:p>0.526898390747574</text:p>
          </table:table-cell>
          <table:table-cell office:value-type="float" office:value="4.5726" calcext:value-type="float">
            <text:p>4.5726</text:p>
          </table:table-cell>
          <table:table-cell table:formula="of:=[.C72]/[.$J$3]" office:value-type="float" office:value="0.472605500604632" calcext:value-type="float">
            <text:p>0.472605500604632</text:p>
          </table:table-cell>
          <table:table-cell office:value-type="float" office:value="5.7421" calcext:value-type="float">
            <text:p>5.7421</text:p>
          </table:table-cell>
          <table:table-cell table:formula="of:=[.E72]/[.$J$3]" office:value-type="float" office:value="0.593480305520242" calcext:value-type="float">
            <text:p>0.593480305520242</text:p>
          </table:table-cell>
          <table:table-cell table:formula="of:=AVERAGE([.B72];[.D72];[.F72])" office:value-type="float" office:value="0.530994732290816" calcext:value-type="float">
            <text:p>0.530994732290816</text:p>
          </table:table-cell>
          <table:table-cell table:formula="of:=AVERAGE([.B72];[.D72];[.F72])" office:value-type="float" office:value="0.530994732290816" calcext:value-type="float">
            <text:p>0.530994732290816</text:p>
          </table:table-cell>
          <table:table-cell table:number-columns-repeated="2"/>
        </table:table-row>
        <table:table-row table:style-name="ro1">
          <table:table-cell office:value-type="float" office:value="5.3581" calcext:value-type="float">
            <text:p>5.3581</text:p>
          </table:table-cell>
          <table:table-cell table:formula="of:=[.A73]/[.$J$3]" office:value-type="float" office:value="0.553791613696733" calcext:value-type="float">
            <text:p>0.553791613696733</text:p>
          </table:table-cell>
          <table:table-cell office:value-type="float" office:value="4.8377" calcext:value-type="float">
            <text:p>4.8377</text:p>
          </table:table-cell>
          <table:table-cell table:formula="of:=[.C73]/[.$J$3]" office:value-type="float" office:value="0.500005167798415" calcext:value-type="float">
            <text:p>0.500005167798415</text:p>
          </table:table-cell>
          <table:table-cell office:value-type="float" office:value="5.9921" calcext:value-type="float">
            <text:p>5.9921</text:p>
          </table:table-cell>
          <table:table-cell table:formula="of:=[.E73]/[.$J$3]" office:value-type="float" office:value="0.619319297592839" calcext:value-type="float">
            <text:p>0.619319297592839</text:p>
          </table:table-cell>
          <table:table-cell table:formula="of:=AVERAGE([.B73];[.D73];[.F73])" office:value-type="float" office:value="0.557705359695996" calcext:value-type="float">
            <text:p>0.557705359695996</text:p>
          </table:table-cell>
          <table:table-cell table:formula="of:=AVERAGE([.B73];[.D73];[.F73])" office:value-type="float" office:value="0.557705359695996" calcext:value-type="float">
            <text:p>0.557705359695996</text:p>
          </table:table-cell>
          <table:table-cell table:number-columns-repeated="2"/>
        </table:table-row>
        <table:table-row table:style-name="ro1">
          <table:table-cell office:value-type="float" office:value="5.6182" calcext:value-type="float">
            <text:p>5.6182</text:p>
          </table:table-cell>
          <table:table-cell table:formula="of:=[.A74]/[.$J$3]" office:value-type="float" office:value="0.580674501049063" calcext:value-type="float">
            <text:p>0.580674501049063</text:p>
          </table:table-cell>
          <table:table-cell office:value-type="float" office:value="5.1028" calcext:value-type="float">
            <text:p>5.1028</text:p>
          </table:table-cell>
          <table:table-cell table:formula="of:=[.C74]/[.$J$3]" office:value-type="float" office:value="0.527404834992197" calcext:value-type="float">
            <text:p>0.527404834992197</text:p>
          </table:table-cell>
          <table:table-cell office:value-type="float" office:value="6.2437" calcext:value-type="float">
            <text:p>6.2437</text:p>
          </table:table-cell>
          <table:table-cell table:formula="of:=[.E74]/[.$J$3]" office:value-type="float" office:value="0.645323659214701" calcext:value-type="float">
            <text:p>0.645323659214701</text:p>
          </table:table-cell>
          <table:table-cell table:formula="of:=AVERAGE([.B74];[.D74];[.F74])" office:value-type="float" office:value="0.58446766508532" calcext:value-type="float">
            <text:p>0.58446766508532</text:p>
          </table:table-cell>
          <table:table-cell table:formula="of:=AVERAGE([.B74];[.D74];[.F74])" office:value-type="float" office:value="0.58446766508532" calcext:value-type="float">
            <text:p>0.58446766508532</text:p>
          </table:table-cell>
          <table:table-cell table:number-columns-repeated="2"/>
        </table:table-row>
        <table:table-row table:style-name="ro1">
          <table:table-cell office:value-type="float" office:value="5.8784" calcext:value-type="float">
            <text:p>5.8784</text:p>
          </table:table-cell>
          <table:table-cell table:formula="of:=[.A75]/[.$J$3]" office:value-type="float" office:value="0.607567723998222" calcext:value-type="float">
            <text:p>0.607567723998222</text:p>
          </table:table-cell>
          <table:table-cell office:value-type="float" office:value="5.3679" calcext:value-type="float">
            <text:p>5.3679</text:p>
          </table:table-cell>
          <table:table-cell table:formula="of:=[.C75]/[.$J$3]" office:value-type="float" office:value="0.554804502185979" calcext:value-type="float">
            <text:p>0.554804502185979</text:p>
          </table:table-cell>
          <table:table-cell office:value-type="float" office:value="6.4953" calcext:value-type="float">
            <text:p>6.4953</text:p>
          </table:table-cell>
          <table:table-cell table:formula="of:=[.E75]/[.$J$3]" office:value-type="float" office:value="0.671328020836563" calcext:value-type="float">
            <text:p>0.671328020836563</text:p>
          </table:table-cell>
          <table:table-cell table:formula="of:=AVERAGE([.B75];[.D75];[.F75])" office:value-type="float" office:value="0.611233415673588" calcext:value-type="float">
            <text:p>0.611233415673588</text:p>
          </table:table-cell>
          <table:table-cell table:formula="of:=AVERAGE([.B75];[.D75];[.F75])" office:value-type="float" office:value="0.611233415673588" calcext:value-type="float">
            <text:p>0.611233415673588</text:p>
          </table:table-cell>
          <table:table-cell table:number-columns-repeated="2"/>
        </table:table-row>
        <table:table-row table:style-name="ro1">
          <table:table-cell office:value-type="float" office:value="6.1385" calcext:value-type="float">
            <text:p>6.1385</text:p>
          </table:table-cell>
          <table:table-cell table:formula="of:=[.A76]/[.$J$3]" office:value-type="float" office:value="0.634450611350552" calcext:value-type="float">
            <text:p>0.634450611350552</text:p>
          </table:table-cell>
          <table:table-cell office:value-type="float" office:value="5.633" calcext:value-type="float">
            <text:p>5.633</text:p>
          </table:table-cell>
          <table:table-cell table:formula="of:=[.C76]/[.$J$3]" office:value-type="float" office:value="0.582204169379761" calcext:value-type="float">
            <text:p>0.582204169379761</text:p>
          </table:table-cell>
          <table:table-cell office:value-type="float" office:value="6.747" calcext:value-type="float">
            <text:p>6.747</text:p>
          </table:table-cell>
          <table:table-cell table:formula="of:=[.E76]/[.$J$3]" office:value-type="float" office:value="0.697342718055254" calcext:value-type="float">
            <text:p>0.697342718055254</text:p>
          </table:table-cell>
          <table:table-cell table:formula="of:=AVERAGE([.B76];[.D76];[.F76])" office:value-type="float" office:value="0.637999166261856" calcext:value-type="float">
            <text:p>0.637999166261856</text:p>
          </table:table-cell>
          <table:table-cell table:formula="of:=AVERAGE([.B76];[.D76];[.F76])" office:value-type="float" office:value="0.637999166261856" calcext:value-type="float">
            <text:p>0.637999166261856</text:p>
          </table:table-cell>
          <table:table-cell table:number-columns-repeated="2"/>
        </table:table-row>
        <table:table-row table:style-name="ro1">
          <table:table-cell office:value-type="float" office:value="6.3986" calcext:value-type="float">
            <text:p>6.3986</text:p>
          </table:table-cell>
          <table:table-cell table:formula="of:=[.A77]/[.$J$3]" office:value-type="float" office:value="0.661333498702883" calcext:value-type="float">
            <text:p>0.661333498702883</text:p>
          </table:table-cell>
          <table:table-cell office:value-type="float" office:value="5.8982" calcext:value-type="float">
            <text:p>5.8982</text:p>
          </table:table-cell>
          <table:table-cell table:formula="of:=[.C77]/[.$J$3]" office:value-type="float" office:value="0.609614172170372" calcext:value-type="float">
            <text:p>0.609614172170372</text:p>
          </table:table-cell>
          <table:table-cell office:value-type="float" office:value="6.9986" calcext:value-type="float">
            <text:p>6.9986</text:p>
          </table:table-cell>
          <table:table-cell table:formula="of:=[.E77]/[.$J$3]" office:value-type="float" office:value="0.723347079677116" calcext:value-type="float">
            <text:p>0.723347079677116</text:p>
          </table:table-cell>
          <table:table-cell table:formula="of:=AVERAGE([.B77];[.D77];[.F77])" office:value-type="float" office:value="0.664764916850123" calcext:value-type="float">
            <text:p>0.664764916850123</text:p>
          </table:table-cell>
          <table:table-cell table:formula="of:=AVERAGE([.B77];[.D77];[.F77])" office:value-type="float" office:value="0.664764916850123" calcext:value-type="float">
            <text:p>0.664764916850123</text:p>
          </table:table-cell>
          <table:table-cell table:number-columns-repeated="2"/>
        </table:table-row>
        <table:table-row table:style-name="ro1">
          <table:table-cell office:value-type="float" office:value="6.6588" calcext:value-type="float">
            <text:p>6.6588</text:p>
          </table:table-cell>
          <table:table-cell table:formula="of:=[.A78]/[.$J$3]" office:value-type="float" office:value="0.688226721652042" calcext:value-type="float">
            <text:p>0.688226721652042</text:p>
          </table:table-cell>
          <table:table-cell office:value-type="float" office:value="6.1648" calcext:value-type="float">
            <text:p>6.1648</text:p>
          </table:table-cell>
          <table:table-cell table:formula="of:=[.C78]/[.$J$3]" office:value-type="float" office:value="0.63716887331659" calcext:value-type="float">
            <text:p>0.63716887331659</text:p>
          </table:table-cell>
          <table:table-cell office:value-type="float" office:value="7.2502" calcext:value-type="float">
            <text:p>7.2502</text:p>
          </table:table-cell>
          <table:table-cell table:formula="of:=[.E78]/[.$J$3]" office:value-type="float" office:value="0.749351441298978" calcext:value-type="float">
            <text:p>0.749351441298978</text:p>
          </table:table-cell>
          <table:table-cell table:formula="of:=AVERAGE([.B78];[.D78];[.F78])" office:value-type="float" office:value="0.691582345422537" calcext:value-type="float">
            <text:p>0.691582345422537</text:p>
          </table:table-cell>
          <table:table-cell table:formula="of:=AVERAGE([.B78];[.D78];[.F78])" office:value-type="float" office:value="0.691582345422537" calcext:value-type="float">
            <text:p>0.691582345422537</text:p>
          </table:table-cell>
          <table:table-cell table:number-columns-repeated="2"/>
        </table:table-row>
        <table:table-row table:style-name="ro1">
          <table:table-cell office:value-type="float" office:value="6.9163" calcext:value-type="float">
            <text:p>6.9163</text:p>
          </table:table-cell>
          <table:table-cell table:formula="of:=[.A79]/[.$J$3]" office:value-type="float" office:value="0.714840883486817" calcext:value-type="float">
            <text:p>0.714840883486817</text:p>
          </table:table-cell>
          <table:table-cell office:value-type="float" office:value="6.4275" calcext:value-type="float">
            <text:p>6.4275</text:p>
          </table:table-cell>
          <table:table-cell table:formula="of:=[.C79]/[.$J$3]" office:value-type="float" office:value="0.664320486186475" calcext:value-type="float">
            <text:p>0.664320486186475</text:p>
          </table:table-cell>
          <table:table-cell office:value-type="float" office:value="7.4913" calcext:value-type="float">
            <text:p>7.4913</text:p>
          </table:table-cell>
          <table:table-cell table:formula="of:=[.E79]/[.$J$3]" office:value-type="float" office:value="0.774270565253791" calcext:value-type="float">
            <text:p>0.774270565253791</text:p>
          </table:table-cell>
          <table:table-cell table:formula="of:=AVERAGE([.B79];[.D79];[.F79])" office:value-type="float" office:value="0.717810644975694" calcext:value-type="float">
            <text:p>0.717810644975694</text:p>
          </table:table-cell>
          <table:table-cell table:formula="of:=AVERAGE([.B79];[.D79];[.F79])" office:value-type="float" office:value="0.717810644975694" calcext:value-type="float">
            <text:p>0.717810644975694</text:p>
          </table:table-cell>
          <table:table-cell table:number-columns-repeated="2"/>
        </table:table-row>
        <table:table-row table:style-name="ro1">
          <table:table-cell office:value-type="float" office:value="7.1407" calcext:value-type="float">
            <text:p>7.1407</text:p>
          </table:table-cell>
          <table:table-cell table:formula="of:=[.A80]/[.$J$3]" office:value-type="float" office:value="0.73803396277118" calcext:value-type="float">
            <text:p>0.73803396277118</text:p>
          </table:table-cell>
          <table:table-cell office:value-type="float" office:value="6.6655" calcext:value-type="float">
            <text:p>6.6655</text:p>
          </table:table-cell>
          <table:table-cell table:formula="of:=[.C80]/[.$J$3]" office:value-type="float" office:value="0.688919206639587" calcext:value-type="float">
            <text:p>0.688919206639587</text:p>
          </table:table-cell>
          <table:table-cell office:value-type="float" office:value="7.6857" calcext:value-type="float">
            <text:p>7.6857</text:p>
          </table:table-cell>
          <table:table-cell table:formula="of:=[.E80]/[.$J$3]" office:value-type="float" office:value="0.794362965489442" calcext:value-type="float">
            <text:p>0.794362965489442</text:p>
          </table:table-cell>
          <table:table-cell table:formula="of:=AVERAGE([.B80];[.D80];[.F80])" office:value-type="float" office:value="0.740438711633403" calcext:value-type="float">
            <text:p>0.740438711633403</text:p>
          </table:table-cell>
          <table:table-cell table:formula="of:=AVERAGE([.B80];[.D80];[.F80])" office:value-type="float" office:value="0.740438711633403" calcext:value-type="float">
            <text:p>0.740438711633403</text:p>
          </table:table-cell>
          <table:table-cell table:number-columns-repeated="2"/>
        </table:table-row>
        <table:table-row table:style-name="ro1">
          <table:table-cell office:value-type="float" office:value="7.365" calcext:value-type="float">
            <text:p>7.365</text:p>
          </table:table-cell>
          <table:table-cell table:formula="of:=[.A81]/[.$J$3]" office:value-type="float" office:value="0.761216706458715" calcext:value-type="float">
            <text:p>0.761216706458715</text:p>
          </table:table-cell>
          <table:table-cell office:value-type="float" office:value="6.9035" calcext:value-type="float">
            <text:p>6.9035</text:p>
          </table:table-cell>
          <table:table-cell table:formula="of:=[.C81]/[.$J$3]" office:value-type="float" office:value="0.7135179270927" calcext:value-type="float">
            <text:p>0.7135179270927</text:p>
          </table:table-cell>
          <table:table-cell office:value-type="float" office:value="7.8912" calcext:value-type="float">
            <text:p>7.8912</text:p>
          </table:table-cell>
          <table:table-cell table:formula="of:=[.E81]/[.$J$3]" office:value-type="float" office:value="0.815602616973117" calcext:value-type="float">
            <text:p>0.815602616973117</text:p>
          </table:table-cell>
          <table:table-cell table:formula="of:=AVERAGE([.B81];[.D81];[.F81])" office:value-type="float" office:value="0.763445750174844" calcext:value-type="float">
            <text:p>0.763445750174844</text:p>
          </table:table-cell>
          <table:table-cell table:formula="of:=AVERAGE([.B81];[.D81];[.F81])" office:value-type="float" office:value="0.763445750174844" calcext:value-type="float">
            <text:p>0.763445750174844</text:p>
          </table:table-cell>
          <table:table-cell table:number-columns-repeated="2"/>
        </table:table-row>
        <table:table-row table:style-name="ro1">
          <table:table-cell office:value-type="float" office:value="7.5894" calcext:value-type="float">
            <text:p>7.5894</text:p>
          </table:table-cell>
          <table:table-cell table:formula="of:=[.A82]/[.$J$3]" office:value-type="float" office:value="0.784409785743078" calcext:value-type="float">
            <text:p>0.784409785743078</text:p>
          </table:table-cell>
          <table:table-cell office:value-type="float" office:value="7.1415" calcext:value-type="float">
            <text:p>7.1415</text:p>
          </table:table-cell>
          <table:table-cell table:formula="of:=[.C82]/[.$J$3]" office:value-type="float" office:value="0.738116647545813" calcext:value-type="float">
            <text:p>0.738116647545813</text:p>
          </table:table-cell>
          <table:table-cell office:value-type="float" office:value="8.0966" calcext:value-type="float">
            <text:p>8.0966</text:p>
          </table:table-cell>
          <table:table-cell table:formula="of:=[.E82]/[.$J$3]" office:value-type="float" office:value="0.836831932859963" calcext:value-type="float">
            <text:p>0.836831932859963</text:p>
          </table:table-cell>
          <table:table-cell table:formula="of:=AVERAGE([.B82];[.D82];[.F82])" office:value-type="float" office:value="0.786452788716284" calcext:value-type="float">
            <text:p>0.786452788716284</text:p>
          </table:table-cell>
          <table:table-cell table:formula="of:=AVERAGE([.B82];[.D82];[.F82])" office:value-type="float" office:value="0.786452788716284" calcext:value-type="float">
            <text:p>0.786452788716284</text:p>
          </table:table-cell>
          <table:table-cell table:number-columns-repeated="2"/>
        </table:table-row>
        <table:table-row table:style-name="ro1">
          <table:table-cell office:value-type="float" office:value="7.8137" calcext:value-type="float">
            <text:p>7.8137</text:p>
          </table:table-cell>
          <table:table-cell table:formula="of:=[.A83]/[.$J$3]" office:value-type="float" office:value="0.807592529430612" calcext:value-type="float">
            <text:p>0.807592529430612</text:p>
          </table:table-cell>
          <table:table-cell office:value-type="float" office:value="7.3794" calcext:value-type="float">
            <text:p>7.3794</text:p>
          </table:table-cell>
          <table:table-cell table:formula="of:=[.C83]/[.$J$3]" office:value-type="float" office:value="0.762705032402096" calcext:value-type="float">
            <text:p>0.762705032402096</text:p>
          </table:table-cell>
          <table:table-cell office:value-type="float" office:value="8.3021" calcext:value-type="float">
            <text:p>8.3021</text:p>
          </table:table-cell>
          <table:table-cell table:formula="of:=[.E83]/[.$J$3]" office:value-type="float" office:value="0.858071584343638" calcext:value-type="float">
            <text:p>0.858071584343638</text:p>
          </table:table-cell>
          <table:table-cell table:formula="of:=AVERAGE([.B83];[.D83];[.F83])" office:value-type="float" office:value="0.809456382058782" calcext:value-type="float">
            <text:p>0.809456382058782</text:p>
          </table:table-cell>
          <table:table-cell table:formula="of:=AVERAGE([.B83];[.D83];[.F83])" office:value-type="float" office:value="0.809456382058782" calcext:value-type="float">
            <text:p>0.809456382058782</text:p>
          </table:table-cell>
          <table:table-cell table:number-columns-repeated="2"/>
        </table:table-row>
        <table:table-row table:style-name="ro1">
          <table:table-cell office:value-type="float" office:value="8.0381" calcext:value-type="float">
            <text:p>8.0381</text:p>
          </table:table-cell>
          <table:table-cell table:formula="of:=[.A84]/[.$J$3]" office:value-type="float" office:value="0.830785608714975" calcext:value-type="float">
            <text:p>0.830785608714975</text:p>
          </table:table-cell>
          <table:table-cell office:value-type="float" office:value="7.6174" calcext:value-type="float">
            <text:p>7.6174</text:p>
          </table:table-cell>
          <table:table-cell table:formula="of:=[.C84]/[.$J$3]" office:value-type="float" office:value="0.787303752855209" calcext:value-type="float">
            <text:p>0.787303752855209</text:p>
          </table:table-cell>
          <table:table-cell office:value-type="float" office:value="8.5075" calcext:value-type="float">
            <text:p>8.5075</text:p>
          </table:table-cell>
          <table:table-cell table:formula="of:=[.E84]/[.$J$3]" office:value-type="float" office:value="0.879300900230484" calcext:value-type="float">
            <text:p>0.879300900230484</text:p>
          </table:table-cell>
          <table:table-cell table:formula="of:=AVERAGE([.B84];[.D84];[.F84])" office:value-type="float" office:value="0.832463420600223" calcext:value-type="float">
            <text:p>0.832463420600223</text:p>
          </table:table-cell>
          <table:table-cell table:formula="of:=AVERAGE([.B84];[.D84];[.F84])" office:value-type="float" office:value="0.832463420600223" calcext:value-type="float">
            <text:p>0.832463420600223</text:p>
          </table:table-cell>
          <table:table-cell table:number-columns-repeated="2"/>
        </table:table-row>
        <table:table-row table:style-name="ro1">
          <table:table-cell office:value-type="float" office:value="8.2624" calcext:value-type="float">
            <text:p>8.2624</text:p>
          </table:table-cell>
          <table:table-cell table:formula="of:=[.A85]/[.$J$3]" office:value-type="float" office:value="0.853968352402509" calcext:value-type="float">
            <text:p>0.853968352402509</text:p>
          </table:table-cell>
          <table:table-cell office:value-type="float" office:value="7.8602" calcext:value-type="float">
            <text:p>7.8602</text:p>
          </table:table-cell>
          <table:table-cell table:formula="of:=[.C85]/[.$J$3]" office:value-type="float" office:value="0.812398581956115" calcext:value-type="float">
            <text:p>0.812398581956115</text:p>
          </table:table-cell>
          <table:table-cell office:value-type="float" office:value="8.713" calcext:value-type="float">
            <text:p>8.713</text:p>
          </table:table-cell>
          <table:table-cell table:formula="of:=[.E85]/[.$J$3]" office:value-type="float" office:value="0.900540551714159" calcext:value-type="float">
            <text:p>0.900540551714159</text:p>
          </table:table-cell>
          <table:table-cell table:formula="of:=AVERAGE([.B85];[.D85];[.F85])" office:value-type="float" office:value="0.855635828690928" calcext:value-type="float">
            <text:p>0.855635828690928</text:p>
          </table:table-cell>
          <table:table-cell table:formula="of:=AVERAGE([.B85];[.D85];[.F85])" office:value-type="float" office:value="0.855635828690928" calcext:value-type="float">
            <text:p>0.855635828690928</text:p>
          </table:table-cell>
          <table:table-cell table:number-columns-repeated="2"/>
        </table:table-row>
        <table:table-row table:style-name="ro1">
          <table:table-cell office:value-type="float" office:value="8.4917" calcext:value-type="float">
            <text:p>8.4917</text:p>
          </table:table-cell>
          <table:table-cell table:formula="of:=[.A86]/[.$J$3]" office:value-type="float" office:value="0.877667875931496" calcext:value-type="float">
            <text:p>0.877667875931496</text:p>
          </table:table-cell>
          <table:table-cell office:value-type="float" office:value="8.1079" calcext:value-type="float">
            <text:p>8.1079</text:p>
          </table:table-cell>
          <table:table-cell table:formula="of:=[.C86]/[.$J$3]" office:value-type="float" office:value="0.837999855301644" calcext:value-type="float">
            <text:p>0.837999855301644</text:p>
          </table:table-cell>
          <table:table-cell office:value-type="float" office:value="8.9184" calcext:value-type="float">
            <text:p>8.9184</text:p>
          </table:table-cell>
          <table:table-cell table:formula="of:=[.E86]/[.$J$3]" office:value-type="float" office:value="0.921769867601005" calcext:value-type="float">
            <text:p>0.921769867601005</text:p>
          </table:table-cell>
          <table:table-cell table:formula="of:=AVERAGE([.B86];[.D86];[.F86])" office:value-type="float" office:value="0.879145866278048" calcext:value-type="float">
            <text:p>0.879145866278048</text:p>
          </table:table-cell>
          <table:table-cell table:formula="of:=AVERAGE([.B86];[.D86];[.F86])" office:value-type="float" office:value="0.879145866278048" calcext:value-type="float">
            <text:p>0.879145866278048</text:p>
          </table:table-cell>
          <table:table-cell table:number-columns-repeated="2"/>
        </table:table-row>
        <table:table-row table:style-name="ro1">
          <table:table-cell office:value-type="float" office:value="8.6589" calcext:value-type="float">
            <text:p>8.6589</text:p>
          </table:table-cell>
          <table:table-cell table:formula="of:=[.A87]/[.$J$3]" office:value-type="float" office:value="0.894948993829649" calcext:value-type="float">
            <text:p>0.894948993829649</text:p>
          </table:table-cell>
          <table:table-cell office:value-type="float" office:value="8.2914" calcext:value-type="float">
            <text:p>8.2914</text:p>
          </table:table-cell>
          <table:table-cell table:formula="of:=[.C87]/[.$J$3]" office:value-type="float" office:value="0.856965675482931" calcext:value-type="float">
            <text:p>0.856965675482931</text:p>
          </table:table-cell>
          <table:table-cell office:value-type="float" office:value="9.0485" calcext:value-type="float">
            <text:p>9.0485</text:p>
          </table:table-cell>
          <table:table-cell table:formula="of:=[.E87]/[.$J$3]" office:value-type="float" office:value="0.935216479075584" calcext:value-type="float">
            <text:p>0.935216479075584</text:p>
          </table:table-cell>
          <table:table-cell table:formula="of:=AVERAGE([.B87];[.D87];[.F87])" office:value-type="float" office:value="0.895710382796054" calcext:value-type="float">
            <text:p>0.895710382796054</text:p>
          </table:table-cell>
          <table:table-cell table:formula="of:=AVERAGE([.B87];[.D87];[.F87])" office:value-type="float" office:value="0.895710382796054" calcext:value-type="float">
            <text:p>0.895710382796054</text:p>
          </table:table-cell>
          <table:table-cell table:number-columns-repeated="2"/>
        </table:table-row>
        <table:table-row table:style-name="ro1">
          <table:table-cell office:value-type="float" office:value="8.81" calcext:value-type="float">
            <text:p>8.81</text:p>
          </table:table-cell>
          <table:table-cell table:formula="of:=[.A88]/[.$J$3]" office:value-type="float" office:value="0.910566080638326" calcext:value-type="float">
            <text:p>0.910566080638326</text:p>
          </table:table-cell>
          <table:table-cell office:value-type="float" office:value="8.4604" calcext:value-type="float">
            <text:p>8.4604</text:p>
          </table:table-cell>
          <table:table-cell table:formula="of:=[.C88]/[.$J$3]" office:value-type="float" office:value="0.874432834124007" calcext:value-type="float">
            <text:p>0.874432834124007</text:p>
          </table:table-cell>
          <table:table-cell office:value-type="float" office:value="9.1785" calcext:value-type="float">
            <text:p>9.1785</text:p>
          </table:table-cell>
          <table:table-cell table:formula="of:=[.E88]/[.$J$3]" office:value-type="float" office:value="0.948652754953335" calcext:value-type="float">
            <text:p>0.948652754953335</text:p>
          </table:table-cell>
          <table:table-cell table:formula="of:=AVERAGE([.B88];[.D88];[.F88])" office:value-type="float" office:value="0.911217223238556" calcext:value-type="float">
            <text:p>0.911217223238556</text:p>
          </table:table-cell>
          <table:table-cell table:formula="of:=AVERAGE([.B88];[.D88];[.F88])" office:value-type="float" office:value="0.911217223238556" calcext:value-type="float">
            <text:p>0.911217223238556</text:p>
          </table:table-cell>
          <table:table-cell table:number-columns-repeated="2"/>
        </table:table-row>
        <table:table-row table:style-name="ro1">
          <table:table-cell office:value-type="float" office:value="8.9612" calcext:value-type="float">
            <text:p>8.9612</text:p>
          </table:table-cell>
          <table:table-cell table:formula="of:=[.A89]/[.$J$3]" office:value-type="float" office:value="0.926193503043833" calcext:value-type="float">
            <text:p>0.926193503043833</text:p>
          </table:table-cell>
          <table:table-cell office:value-type="float" office:value="8.6294" calcext:value-type="float">
            <text:p>8.6294</text:p>
          </table:table-cell>
          <table:table-cell table:formula="of:=[.C89]/[.$J$3]" office:value-type="float" office:value="0.891899992765082" calcext:value-type="float">
            <text:p>0.891899992765082</text:p>
          </table:table-cell>
          <table:table-cell office:value-type="float" office:value="9.3086" calcext:value-type="float">
            <text:p>9.3086</text:p>
          </table:table-cell>
          <table:table-cell table:formula="of:=[.E89]/[.$J$3]" office:value-type="float" office:value="0.962099366427914" calcext:value-type="float">
            <text:p>0.962099366427914</text:p>
          </table:table-cell>
          <table:table-cell table:formula="of:=AVERAGE([.B89];[.D89];[.F89])" office:value-type="float" office:value="0.926730954078943" calcext:value-type="float">
            <text:p>0.926730954078943</text:p>
          </table:table-cell>
          <table:table-cell table:formula="of:=AVERAGE([.B89];[.D89];[.F89])" office:value-type="float" office:value="0.926730954078943" calcext:value-type="float">
            <text:p>0.926730954078943</text:p>
          </table:table-cell>
          <table:table-cell table:number-columns-repeated="2"/>
        </table:table-row>
        <table:table-row table:style-name="ro1">
          <table:table-cell office:value-type="float" office:value="9.1123" calcext:value-type="float">
            <text:p>9.1123</text:p>
          </table:table-cell>
          <table:table-cell table:formula="of:=[.A90]/[.$J$3]" office:value-type="float" office:value="0.941810589852511" calcext:value-type="float">
            <text:p>0.941810589852511</text:p>
          </table:table-cell>
          <table:table-cell office:value-type="float" office:value="8.7984" calcext:value-type="float">
            <text:p>8.7984</text:p>
          </table:table-cell>
          <table:table-cell table:formula="of:=[.C90]/[.$J$3]" office:value-type="float" office:value="0.909367151406158" calcext:value-type="float">
            <text:p>0.909367151406158</text:p>
          </table:table-cell>
          <table:table-cell office:value-type="float" office:value="9.4387" calcext:value-type="float">
            <text:p>9.4387</text:p>
          </table:table-cell>
          <table:table-cell table:formula="of:=[.E90]/[.$J$3]" office:value-type="float" office:value="0.975545977902494" calcext:value-type="float">
            <text:p>0.975545977902494</text:p>
          </table:table-cell>
          <table:table-cell table:formula="of:=AVERAGE([.B90];[.D90];[.F90])" office:value-type="float" office:value="0.942241239720388" calcext:value-type="float">
            <text:p>0.942241239720388</text:p>
          </table:table-cell>
          <table:table-cell table:formula="of:=AVERAGE([.B90];[.D90];[.F90])" office:value-type="float" office:value="0.942241239720388" calcext:value-type="float">
            <text:p>0.942241239720388</text:p>
          </table:table-cell>
          <table:table-cell table:number-columns-repeated="2"/>
        </table:table-row>
        <table:table-row table:style-name="ro1">
          <table:table-cell office:value-type="float" office:value="9.2635" calcext:value-type="float">
            <text:p>9.2635</text:p>
          </table:table-cell>
          <table:table-cell table:formula="of:=[.A91]/[.$J$3]" office:value-type="float" office:value="0.957438012258018" calcext:value-type="float">
            <text:p>0.957438012258018</text:p>
          </table:table-cell>
          <table:table-cell office:value-type="float" office:value="8.9674" calcext:value-type="float">
            <text:p>8.9674</text:p>
          </table:table-cell>
          <table:table-cell table:formula="of:=[.C91]/[.$J$3]" office:value-type="float" office:value="0.926834310047234" calcext:value-type="float">
            <text:p>0.926834310047234</text:p>
          </table:table-cell>
          <table:table-cell office:value-type="float" office:value="9.5687" calcext:value-type="float">
            <text:p>9.5687</text:p>
          </table:table-cell>
          <table:table-cell table:formula="of:=[.E91]/[.$J$3]" office:value-type="float" office:value="0.988982253780245" calcext:value-type="float">
            <text:p>0.988982253780245</text:p>
          </table:table-cell>
          <table:table-cell table:formula="of:=AVERAGE([.B91];[.D91];[.F91])" office:value-type="float" office:value="0.957751525361832" calcext:value-type="float">
            <text:p>0.957751525361832</text:p>
          </table:table-cell>
          <table:table-cell table:formula="of:=AVERAGE([.B91];[.D91];[.F91])" office:value-type="float" office:value="0.957751525361832" calcext:value-type="float">
            <text:p>0.957751525361832</text:p>
          </table:table-cell>
          <table:table-cell table:number-columns-repeated="2"/>
        </table:table-row>
        <table:table-row table:style-name="ro1">
          <table:table-cell office:value-type="float" office:value="9.4146" calcext:value-type="float">
            <text:p>9.4146</text:p>
          </table:table-cell>
          <table:table-cell table:formula="of:=[.A92]/[.$J$3]" office:value-type="float" office:value="0.973055099066696" calcext:value-type="float">
            <text:p>0.973055099066696</text:p>
          </table:table-cell>
          <table:table-cell office:value-type="float" office:value="9.1389" calcext:value-type="float">
            <text:p>9.1389</text:p>
          </table:table-cell>
          <table:table-cell table:formula="of:=[.C92]/[.$J$3]" office:value-type="float" office:value="0.944559858609035" calcext:value-type="float">
            <text:p>0.944559858609035</text:p>
          </table:table-cell>
          <table:table-cell office:value-type="float" office:value="9.6988" calcext:value-type="float">
            <text:p>9.6988</text:p>
          </table:table-cell>
          <table:table-cell table:formula="of:=[.E92]/[.$J$3]" office:value-type="float" office:value="1.00242886525482" calcext:value-type="float">
            <text:p>1.00242886525482</text:p>
          </table:table-cell>
          <table:table-cell table:formula="of:=AVERAGE([.B92];[.D92];[.F92])" office:value-type="float" office:value="0.973347940976852" calcext:value-type="float">
            <text:p>0.973347940976852</text:p>
          </table:table-cell>
          <table:table-cell table:formula="of:=AVERAGE([.B92];[.D92];[.F92])" office:value-type="float" office:value="0.973347940976852" calcext:value-type="float">
            <text:p>0.973347940976852</text:p>
          </table:table-cell>
          <table:table-cell table:number-columns-repeated="2"/>
        </table:table-row>
        <table:table-row table:style-name="ro1">
          <table:table-cell office:value-type="float" office:value="9.5662" calcext:value-type="float">
            <text:p>9.5662</text:p>
          </table:table-cell>
          <table:table-cell table:formula="of:=[.A93]/[.$J$3]" office:value-type="float" office:value="0.988723863859519" calcext:value-type="float">
            <text:p>0.988723863859519</text:p>
          </table:table-cell>
          <table:table-cell office:value-type="float" office:value="9.3226" calcext:value-type="float">
            <text:p>9.3226</text:p>
          </table:table-cell>
          <table:table-cell table:formula="of:=[.C93]/[.$J$3]" office:value-type="float" office:value="0.96354634998398" calcext:value-type="float">
            <text:p>0.96354634998398</text:p>
          </table:table-cell>
          <table:table-cell office:value-type="float" office:value="9.8289" calcext:value-type="float">
            <text:p>9.8289</text:p>
          </table:table-cell>
          <table:table-cell table:formula="of:=[.E93]/[.$J$3]" office:value-type="float" office:value="1.0158754767294" calcext:value-type="float">
            <text:p>1.0158754767294</text:p>
          </table:table-cell>
          <table:table-cell table:formula="of:=AVERAGE([.B93];[.D93];[.F93])" office:value-type="float" office:value="0.989381896857634" calcext:value-type="float">
            <text:p>0.989381896857634</text:p>
          </table:table-cell>
          <table:table-cell table:formula="of:=AVERAGE([.B93];[.D93];[.F93])" office:value-type="float" office:value="0.989381896857634" calcext:value-type="float">
            <text:p>0.989381896857634</text:p>
          </table:table-cell>
          <table:table-cell table:number-columns-repeated="2"/>
        </table:table-row>
        <table:table-row table:style-name="ro1">
          <table:table-cell office:value-type="float" office:value="9.6928" calcext:value-type="float">
            <text:p>9.6928</text:p>
          </table:table-cell>
          <table:table-cell table:formula="of:=[.A94]/[.$J$3]" office:value-type="float" office:value="1.00180872944508" calcext:value-type="float">
            <text:p>1.00180872944508</text:p>
          </table:table-cell>
          <table:table-cell office:value-type="float" office:value="9.4636" calcext:value-type="float">
            <text:p>9.4636</text:p>
          </table:table-cell>
          <table:table-cell table:formula="of:=[.C94]/[.$J$3]" office:value-type="float" office:value="0.978119541512925" calcext:value-type="float">
            <text:p>0.978119541512925</text:p>
          </table:table-cell>
          <table:table-cell office:value-type="float" office:value="9.9206" calcext:value-type="float">
            <text:p>9.9206</text:p>
          </table:table-cell>
          <table:table-cell table:formula="of:=[.E94]/[.$J$3]" office:value-type="float" office:value="1.02535321902163" calcext:value-type="float">
            <text:p>1.02535321902163</text:p>
          </table:table-cell>
          <table:table-cell table:formula="of:=AVERAGE([.B94];[.D94];[.F94])" office:value-type="float" office:value="1.00176049665988" calcext:value-type="float">
            <text:p>1.00176049665988</text:p>
          </table:table-cell>
          <table:table-cell table:formula="of:=AVERAGE([.B94];[.D94];[.F94])" office:value-type="float" office:value="1.00176049665988" calcext:value-type="float">
            <text:p>1.00176049665988</text:p>
          </table:table-cell>
          <table:table-cell table:number-columns-repeated="2"/>
        </table:table-row>
        <table:table-row table:style-name="ro1">
          <table:table-cell office:value-type="float" office:value="9.7738" calcext:value-type="float">
            <text:p>9.7738</text:p>
          </table:table-cell>
          <table:table-cell table:formula="of:=[.A95]/[.$J$3]" office:value-type="float" office:value="1.0101805628766" calcext:value-type="float">
            <text:p>1.0101805628766</text:p>
          </table:table-cell>
          <table:table-cell office:value-type="float" office:value="9.5587" calcext:value-type="float">
            <text:p>9.5587</text:p>
          </table:table-cell>
          <table:table-cell table:formula="of:=[.C95]/[.$J$3]" office:value-type="float" office:value="0.987948694097341" calcext:value-type="float">
            <text:p>0.987948694097341</text:p>
          </table:table-cell>
          <table:table-cell office:value-type="float" office:value="9.9846" calcext:value-type="float">
            <text:p>9.9846</text:p>
          </table:table-cell>
          <table:table-cell table:formula="of:=[.E95]/[.$J$3]" office:value-type="float" office:value="1.03196800099222" calcext:value-type="float">
            <text:p>1.03196800099222</text:p>
          </table:table-cell>
          <table:table-cell table:formula="of:=AVERAGE([.B95];[.D95];[.F95])" office:value-type="float" office:value="1.01003241932205" calcext:value-type="float">
            <text:p>1.01003241932205</text:p>
          </table:table-cell>
          <table:table-cell table:formula="of:=AVERAGE([.B95];[.D95];[.F95])" office:value-type="float" office:value="1.01003241932205" calcext:value-type="float">
            <text:p>1.01003241932205</text:p>
          </table:table-cell>
          <table:table-cell table:number-columns-repeated="2"/>
        </table:table-row>
        <table:table-row table:style-name="ro1">
          <table:table-cell office:value-type="float" office:value="9.8547" calcext:value-type="float">
            <text:p>9.8547</text:p>
          </table:table-cell>
          <table:table-cell table:formula="of:=[.A96]/[.$J$3]" office:value-type="float" office:value="1.0185420607113" calcext:value-type="float">
            <text:p>1.0185420607113</text:p>
          </table:table-cell>
          <table:table-cell office:value-type="float" office:value="9.6538" calcext:value-type="float">
            <text:p>9.6538</text:p>
          </table:table-cell>
          <table:table-cell table:formula="of:=[.C96]/[.$J$3]" office:value-type="float" office:value="0.997777846681757" calcext:value-type="float">
            <text:p>0.997777846681757</text:p>
          </table:table-cell>
          <table:table-cell office:value-type="float" office:value="10.05" calcext:value-type="float">
            <text:p>10.05</text:p>
          </table:table-cell>
          <table:table-cell table:formula="of:=[.E96]/[.$J$3]" office:value-type="float" office:value="1.03872748131841" calcext:value-type="float">
            <text:p>1.03872748131841</text:p>
          </table:table-cell>
          <table:table-cell table:formula="of:=AVERAGE([.B96];[.D96];[.F96])" office:value-type="float" office:value="1.01834912957049" calcext:value-type="float">
            <text:p>1.01834912957049</text:p>
          </table:table-cell>
          <table:table-cell table:formula="of:=AVERAGE([.B96];[.D96];[.F96])" office:value-type="float" office:value="1.01834912957049" calcext:value-type="float">
            <text:p>1.01834912957049</text:p>
          </table:table-cell>
          <table:table-cell table:number-columns-repeated="2"/>
        </table:table-row>
        <table:table-row table:style-name="ro1">
          <table:table-cell office:value-type="float" office:value="9.9357" calcext:value-type="float">
            <text:p>9.9357</text:p>
          </table:table-cell>
          <table:table-cell table:formula="of:=[.A97]/[.$J$3]" office:value-type="float" office:value="1.02691389414282" calcext:value-type="float">
            <text:p>1.02691389414282</text:p>
          </table:table-cell>
          <table:table-cell office:value-type="float" office:value="9.7489" calcext:value-type="float">
            <text:p>9.7489</text:p>
          </table:table-cell>
          <table:table-cell table:formula="of:=[.C97]/[.$J$3]" office:value-type="float" office:value="1.00760699926617" calcext:value-type="float">
            <text:p>1.00760699926617</text:p>
          </table:table-cell>
          <table:table-cell office:value-type="float" office:value="10.116" calcext:value-type="float">
            <text:p>10.116</text:p>
          </table:table-cell>
          <table:table-cell table:formula="of:=[.E97]/[.$J$3]" office:value-type="float" office:value="1.04554897522557" calcext:value-type="float">
            <text:p>1.04554897522557</text:p>
          </table:table-cell>
          <table:table-cell table:formula="of:=AVERAGE([.B97];[.D97];[.F97])" office:value-type="float" office:value="1.02668995621152" calcext:value-type="float">
            <text:p>1.02668995621152</text:p>
          </table:table-cell>
          <table:table-cell table:formula="of:=AVERAGE([.B97];[.D97];[.F97])" office:value-type="float" office:value="1.02668995621152" calcext:value-type="float">
            <text:p>1.02668995621152</text:p>
          </table:table-cell>
          <table:table-cell table:number-columns-repeated="2"/>
        </table:table-row>
        <table:table-row table:style-name="ro1">
          <table:table-cell office:value-type="float" office:value="10.017" calcext:value-type="float">
            <text:p>10.017</text:p>
          </table:table-cell>
          <table:table-cell table:formula="of:=[.A98]/[.$J$3]" office:value-type="float" office:value="1.03531673436483" calcext:value-type="float">
            <text:p>1.03531673436483</text:p>
          </table:table-cell>
          <table:table-cell office:value-type="float" office:value="9.844" calcext:value-type="float">
            <text:p>9.844</text:p>
          </table:table-cell>
          <table:table-cell table:formula="of:=[.C98]/[.$J$3]" office:value-type="float" office:value="1.01743615185059" calcext:value-type="float">
            <text:p>1.01743615185059</text:p>
          </table:table-cell>
          <table:table-cell office:value-type="float" office:value="10.182" calcext:value-type="float">
            <text:p>10.182</text:p>
          </table:table-cell>
          <table:table-cell table:formula="of:=[.E98]/[.$J$3]" office:value-type="float" office:value="1.05237046913274" calcext:value-type="float">
            <text:p>1.05237046913274</text:p>
          </table:table-cell>
          <table:table-cell table:formula="of:=AVERAGE([.B98];[.D98];[.F98])" office:value-type="float" office:value="1.03504111844938" calcext:value-type="float">
            <text:p>1.03504111844938</text:p>
          </table:table-cell>
          <table:table-cell table:formula="of:=AVERAGE([.B98];[.D98];[.F98])" office:value-type="float" office:value="1.03504111844938" calcext:value-type="float">
            <text:p>1.03504111844938</text:p>
          </table:table-cell>
          <table:table-cell table:number-columns-repeated="2"/>
        </table:table-row>
        <table:table-row table:style-name="ro1">
          <table:table-cell office:value-type="float" office:value="10.098" calcext:value-type="float">
            <text:p>10.098</text:p>
          </table:table-cell>
          <table:table-cell table:formula="of:=[.A99]/[.$J$3]" office:value-type="float" office:value="1.04368856779635" calcext:value-type="float">
            <text:p>1.04368856779635</text:p>
          </table:table-cell>
          <table:table-cell office:value-type="float" office:value="9.9391" calcext:value-type="float">
            <text:p>9.9391</text:p>
          </table:table-cell>
          <table:table-cell table:formula="of:=[.C99]/[.$J$3]" office:value-type="float" office:value="1.027265304435" calcext:value-type="float">
            <text:p>1.027265304435</text:p>
          </table:table-cell>
          <table:table-cell office:value-type="float" office:value="10.248" calcext:value-type="float">
            <text:p>10.248</text:p>
          </table:table-cell>
          <table:table-cell table:formula="of:=[.E99]/[.$J$3]" office:value-type="float" office:value="1.05919196303991" calcext:value-type="float">
            <text:p>1.05919196303991</text:p>
          </table:table-cell>
          <table:table-cell table:formula="of:=AVERAGE([.B99];[.D99];[.F99])" office:value-type="float" office:value="1.04338194509042" calcext:value-type="float">
            <text:p>1.04338194509042</text:p>
          </table:table-cell>
          <table:table-cell table:formula="of:=AVERAGE([.B99];[.D99];[.F99])" office:value-type="float" office:value="1.04338194509042" calcext:value-type="float">
            <text:p>1.04338194509042</text:p>
          </table:table-cell>
          <table:table-cell table:number-columns-repeated="2"/>
        </table:table-row>
        <table:table-row table:style-name="ro1">
          <table:table-cell office:value-type="float" office:value="10.179" calcext:value-type="float">
            <text:p>10.179</text:p>
          </table:table-cell>
          <table:table-cell table:formula="of:=[.A100]/[.$J$3]" office:value-type="float" office:value="1.05206040122787" calcext:value-type="float">
            <text:p>1.05206040122787</text:p>
          </table:table-cell>
          <table:table-cell office:value-type="float" office:value="10.045" calcext:value-type="float">
            <text:p>10.045</text:p>
          </table:table-cell>
          <table:table-cell table:formula="of:=[.C100]/[.$J$3]" office:value-type="float" office:value="1.03821070147696" calcext:value-type="float">
            <text:p>1.03821070147696</text:p>
          </table:table-cell>
          <table:table-cell office:value-type="float" office:value="10.313" calcext:value-type="float">
            <text:p>10.313</text:p>
          </table:table-cell>
          <table:table-cell table:formula="of:=[.E100]/[.$J$3]" office:value-type="float" office:value="1.06591010097878" calcext:value-type="float">
            <text:p>1.06591010097878</text:p>
          </table:table-cell>
          <table:table-cell table:formula="of:=AVERAGE([.B100];[.D100];[.F100])" office:value-type="float" office:value="1.05206040122787" calcext:value-type="float">
            <text:p>1.05206040122787</text:p>
          </table:table-cell>
          <table:table-cell table:formula="of:=AVERAGE([.B100];[.D100];[.F100])" office:value-type="float" office:value="1.05206040122787" calcext:value-type="float">
            <text:p>1.05206040122787</text:p>
          </table:table-cell>
          <table:table-cell table:number-columns-repeated="2"/>
        </table:table-row>
        <table:table-row table:style-name="ro1">
          <table:table-cell office:value-type="float" office:value="10.26" calcext:value-type="float">
            <text:p>10.26</text:p>
          </table:table-cell>
          <table:table-cell table:formula="of:=[.A101]/[.$J$3]" office:value-type="float" office:value="1.06043223465939" calcext:value-type="float">
            <text:p>1.06043223465939</text:p>
          </table:table-cell>
          <table:table-cell office:value-type="float" office:value="10.143" calcext:value-type="float">
            <text:p>10.143</text:p>
          </table:table-cell>
          <table:table-cell table:formula="of:=[.C101]/[.$J$3]" office:value-type="float" office:value="1.04833958636942" calcext:value-type="float">
            <text:p>1.04833958636942</text:p>
          </table:table-cell>
          <table:table-cell office:value-type="float" office:value="10.372" calcext:value-type="float">
            <text:p>10.372</text:p>
          </table:table-cell>
          <table:table-cell table:formula="of:=[.E101]/[.$J$3]" office:value-type="float" office:value="1.07200810310791" calcext:value-type="float">
            <text:p>1.07200810310791</text:p>
          </table:table-cell>
          <table:table-cell table:formula="of:=AVERAGE([.B101];[.D101];[.F101])" office:value-type="float" office:value="1.06025997471224" calcext:value-type="float">
            <text:p>1.06025997471224</text:p>
          </table:table-cell>
          <table:table-cell table:formula="of:=AVERAGE([.B101];[.D101];[.F101])" office:value-type="float" office:value="1.06025997471224" calcext:value-type="float">
            <text:p>1.06025997471224</text:p>
          </table:table-cell>
          <table:table-cell table:number-columns-repeated="2"/>
        </table:table-row>
        <table:table-row table:style-name="ro1">
          <table:table-cell office:value-type="float" office:value="10.295" calcext:value-type="float">
            <text:p>10.295</text:p>
          </table:table-cell>
          <table:table-cell table:formula="of:=[.A102]/[.$J$3]" office:value-type="float" office:value="1.06404969354955" calcext:value-type="float">
            <text:p>1.06404969354955</text:p>
          </table:table-cell>
          <table:table-cell office:value-type="float" office:value="10.186" calcext:value-type="float">
            <text:p>10.186</text:p>
          </table:table-cell>
          <table:table-cell table:formula="of:=[.C102]/[.$J$3]" office:value-type="float" office:value="1.0527838930059" calcext:value-type="float">
            <text:p>1.0527838930059</text:p>
          </table:table-cell>
          <table:table-cell office:value-type="float" office:value="10.395" calcext:value-type="float">
            <text:p>10.395</text:p>
          </table:table-cell>
          <table:table-cell table:formula="of:=[.E102]/[.$J$3]" office:value-type="float" office:value="1.07438529037859" calcext:value-type="float">
            <text:p>1.07438529037859</text:p>
          </table:table-cell>
          <table:table-cell table:formula="of:=AVERAGE([.B102];[.D102];[.F102])" office:value-type="float" office:value="1.06373962564468" calcext:value-type="float">
            <text:p>1.06373962564468</text:p>
          </table:table-cell>
          <table:table-cell table:formula="of:=AVERAGE([.B102];[.D102];[.F102])" office:value-type="float" office:value="1.06373962564468" calcext:value-type="float">
            <text:p>1.06373962564468</text:p>
          </table:table-cell>
          <table:table-cell table:number-columns-repeated="2"/>
        </table:table-row>
        <table:table-row table:style-name="ro1">
          <table:table-cell office:value-type="float" office:value="10.33" calcext:value-type="float">
            <text:p>10.33</text:p>
          </table:table-cell>
          <table:table-cell table:formula="of:=[.A103]/[.$J$3]" office:value-type="float" office:value="1.06766715243972" calcext:value-type="float">
            <text:p>1.06766715243972</text:p>
          </table:table-cell>
          <table:table-cell office:value-type="float" office:value="10.229" calcext:value-type="float">
            <text:p>10.229</text:p>
          </table:table-cell>
          <table:table-cell table:formula="of:=[.C103]/[.$J$3]" office:value-type="float" office:value="1.05722819964239" calcext:value-type="float">
            <text:p>1.05722819964239</text:p>
          </table:table-cell>
          <table:table-cell office:value-type="float" office:value="10.421" calcext:value-type="float">
            <text:p>10.421</text:p>
          </table:table-cell>
          <table:table-cell table:formula="of:=[.E103]/[.$J$3]" office:value-type="float" office:value="1.07707254555414" calcext:value-type="float">
            <text:p>1.07707254555414</text:p>
          </table:table-cell>
          <table:table-cell table:formula="of:=AVERAGE([.B103];[.D103];[.F103])" office:value-type="float" office:value="1.06732263254542" calcext:value-type="float">
            <text:p>1.06732263254542</text:p>
          </table:table-cell>
          <table:table-cell table:formula="of:=AVERAGE([.B103];[.D103];[.F103])" office:value-type="float" office:value="1.06732263254542" calcext:value-type="float">
            <text:p>1.067322632545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23:42:31.961158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7:00:12.612923414</meta:creation-date>
    <dc:date>2019-05-27T00:00:20.975407098</dc:date>
    <meta:editing-duration>PT39M1S</meta:editing-duration>
    <meta:editing-cycles>7</meta:editing-cycles>
    <meta:generator>LibreOffice/6.2.0.3$MacOSX_X86_64 LibreOffice_project/98c6a8a1c6c7b144ce3cc729e34964b47ce25d62</meta:generator>
    <meta:document-statistic meta:table-count="1" meta:cell-count="822" meta:object-count="0"/>
  </office:meta>
</office:document-meta>
</file>